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iberation Sans1" svg:font-family="'Liberation Sans'" style:font-family-generic="swiss"/>
    <style:font-face style:name="Arial" svg:font-family="Arial" style:font-pitch="variable"/>
    <style:font-face style:name="Liberation Sans2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eX Gyre Pagella Math" svg:font-family="'TeX Gyre Pagel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7.85cm" fo:min-width="16.5cm"/>
      <style:paragraph-properties style:writing-mode="lr-tb"/>
    </style:style>
    <style:style style:name="gr2" style:family="graphic" style:parent-style-name="standard">
      <style:graphic-properties draw:stroke="none" draw:fill="none" fo:min-height="6.75cm"/>
      <style:paragraph-properties style:writing-mode="lr-tb"/>
    </style:style>
    <style:style style:name="gr3" style:family="graphic" style:parent-style-name="standard">
      <style:graphic-properties draw:fill="solid" draw:fill-color="#ffffa6" draw:textarea-horizontal-align="justify" draw:textarea-vertical-align="middle" draw:auto-grow-height="false" fo:min-height="0.25cm" fo:min-width="0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draw:fill="none" draw:fill-color="#ffffa6" draw:textarea-horizontal-align="justify" draw:textarea-vertical-align="middle" draw:auto-grow-height="false" fo:min-height="0.25cm" fo:min-width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15cm" fo:min-width="3.4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15cm" fo:min-width="11.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3.75cm" fo:min-width="5.8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15cm" fo:min-width="8.4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1.25cm" fo:min-width="5.8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3.75cm" fo:min-width="16.5cm"/>
      <style:paragraph-properties style:writing-mode="lr-tb"/>
    </style:style>
    <style:style style:name="gr12" style:family="graphic" style:parent-style-name="standard">
      <style:graphic-properties draw:stroke="none" draw:fill="bitmap" draw:fill-color="#ffffff" draw:fill-image-name="_35__20_Percent" draw:opacity="60%" draw:textarea-horizontal-align="justify" draw:textarea-vertical-align="middle" draw:auto-grow-height="false" fo:min-height="11.578cm" fo:min-width="2.028cm"/>
    </style:style>
    <style:style style:name="gr13" style:family="graphic" style:parent-style-name="standard">
      <style:graphic-properties draw:textarea-horizontal-align="justify" draw:textarea-vertical-align="middle" draw:auto-grow-height="false" fo:min-height="1.251cm" fo:min-width="5.001cm" fo:wrap-option="no-wrap"/>
      <style:paragraph-properties style:writing-mode="lr-tb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984cm" fo:min-width="0.234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1.538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8.913cm" fo:min-width="16.5cm"/>
      <style:paragraph-properties style:writing-mode="lr-tb"/>
    </style:style>
    <style:style style:name="co1" style:family="table-column">
      <style:table-column-properties style:column-width="1.988cm" style:use-optimal-column-width="false"/>
    </style:style>
    <style:style style:name="co2" style:family="table-column">
      <style:table-column-properties style:column-width="1.341cm" style:use-optimal-column-width="false"/>
    </style:style>
    <style:style style:name="co3" style:family="table-column">
      <style:table-column-properties style:column-width="1.369cm" style:use-optimal-column-width="false"/>
    </style:style>
    <style:style style:name="co4" style:family="table-column">
      <style:table-column-properties style:column-width="1.566cm" style:use-optimal-column-width="false"/>
    </style:style>
    <style:style style:name="co5" style:family="table-column">
      <style:table-column-properties style:column-width="1.571cm" style:use-optimal-column-width="false"/>
    </style:style>
    <style:style style:name="ro1" style:family="table-row">
      <style:table-row-properties style:row-height="1.551cm" style:use-optimal-row-height="false"/>
    </style:style>
    <style:style style:name="ro2" style:family="table-row">
      <style:table-row-properties style:row-height="1.5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3pt" style:font-size-asian="13pt" style:font-size-complex="13pt"/>
    </style:style>
    <style:style style:name="P1" style:family="paragraph">
      <style:text-properties style:font-name="TeX Gyre Pagella Math" style:font-name-complex="TeX Gyre Pagella Math" style:font-size-complex="10pt"/>
    </style:style>
    <style:style style:name="P2" style:family="paragraph">
      <style:paragraph-properties fo:margin-left="0cm" fo:margin-right="1.799cm" fo:text-indent="0cm"/>
      <style:text-properties style:font-name="TeX Gyre Pagella Math" style:font-name-complex="TeX Gyre Pagella Math" style:font-size-complex="10pt" style:font-weight-complex="bold"/>
    </style:style>
    <style:style style:name="P3" style:family="paragraph">
      <style:paragraph-properties fo:margin-left="1.905cm" fo:margin-right="0cm" fo:margin-top="0.201cm" fo:margin-bottom="0.201cm" fo:text-indent="-0.635cm"/>
      <style:text-properties fo:color="#2a6099" fo:font-size="18pt" style:font-size-asian="18pt" style:font-size-complex="18pt"/>
    </style:style>
    <style:style style:name="P4" style:family="paragraph">
      <style:paragraph-properties fo:margin-left="2.54cm" fo:margin-right="0cm" fo:margin-top="0.201cm" fo:margin-bottom="0.201cm" fo:text-indent="-0.635cm"/>
      <style:text-properties fo:color="#2a6099" fo:font-size="18pt" style:font-size-asian="18pt" style:font-size-complex="18pt"/>
    </style:style>
    <style:style style:name="P5" style:family="paragraph">
      <style:paragraph-properties fo:margin-left="3.175cm" fo:margin-right="0cm" fo:margin-top="0.201cm" fo:margin-bottom="0.201cm" fo:text-indent="-0.635cm"/>
      <style:text-properties fo:color="#2a6099" fo:font-size="18pt" style:font-size-asian="18pt" style:font-size-complex="18pt"/>
    </style:style>
    <style:style style:name="P6" style:family="paragraph">
      <style:paragraph-properties fo:margin-left="1.27cm" fo:margin-right="0cm" fo:margin-top="0.201cm" fo:margin-bottom="0.201cm" fo:text-indent="-0.635cm"/>
      <style:text-properties fo:color="#2a6099" fo:font-size="18pt" style:font-size-asian="18pt" style:font-size-complex="18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style:font-name="TeX Gyre Pagella Math" fo:font-size="14pt" style:font-size-asian="14pt" style:font-name-complex="TeX Gyre Pagella Math" style:font-size-complex="1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a6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a6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fo:font-size="14pt"/>
    </style:style>
    <style:style style:name="P17" style:family="paragraph">
      <loext:graphic-properties draw:fill="none"/>
      <style:paragraph-properties fo:text-align="center"/>
      <style:text-properties fo:font-size="14pt"/>
    </style:style>
    <style:style style:name="P1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22" style:family="paragraph">
      <style:paragraph-properties fo:text-align="start"/>
      <style:text-properties fo:font-size="22pt" style:font-size-asian="22pt" style:font-size-complex="22pt"/>
    </style:style>
    <style:style style:name="P23" style:family="paragraph">
      <loext:graphic-properties draw:fill="none"/>
      <style:paragraph-properties fo:text-align="start"/>
      <style:text-properties fo:font-size="22pt" style:font-size-asian="22pt" style:font-size-complex="22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a6"/>
      <style:paragraph-properties fo:text-align="center"/>
      <style:text-properties fo:font-size="18pt"/>
    </style:style>
    <style:style style:name="P26" style:family="paragraph">
      <loext:graphic-properties draw:fill="none"/>
      <style:paragraph-properties fo:text-align="center"/>
      <style:text-properties fo:font-size="18pt"/>
    </style:style>
    <style:style style:name="P27" style:family="paragraph">
      <loext:graphic-properties draw:fill="bitmap" draw:fill-color="#ffffff" draw:fill-image-name="_35__20_Percent" draw:opacity="60%"/>
      <style:paragraph-properties fo:text-align="center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2a6099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3465a4" fo:font-size="14pt" fo:font-weight="bold" fo:background-color="#ffffff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465a4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11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style:font-name="Liberation Sans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21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Liberation Sans1" style:font-size-asian="12pt" style:font-style-asian="normal" style:font-weight-asian="bold" style:font-name-complex="Liberation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8" draw:layer="layout" svg:width="17cm" svg:height="28.1cm" svg:x="1.6cm" svg:y="1.5cm">
          <text:p text:style-name="P1"><text:span text:style-name="T1">ci1316/ci316 /ci1009 - PROGRAMAÇÃO PARALELA - </text:span></text:p>
          <text:p text:style-name="P1"><text:span text:style-name="T1">2o semestre de 2022 <text:s text:c="3"/></text:span></text:p>
          <text:p text:style-name="P1"><text:span text:style-name="T1">por W.Zola/UFPR</text:span></text:p>
          <text:p text:style-name="P1"><text:span text:style-name="T1"/></text:p>
          <text:p text:style-name="P2"><text:span text:style-name="T1">Lab 4d: implementação de broadcast (my_Bcast) </text:span></text:p>
          <text:p text:style-name="P2"><text:span text:style-name="T1">e comparação com o MPI_Bcast</text:span></text:p>
          <text:p text:style-name="P1"><text:span text:style-name="T1">----------------------------------</text:span></text:p>
          <text:p text:style-name="P1"><text:span text:style-name="T1"/></text:p>
          <text:p text:style-name="P3"><text:span text:style-name="T1">Incluído nas páginas seguintes figuras com </text:span></text:p>
          <text:p text:style-name="P3"><text:span text:style-name="T1">dicas de COMO pode ser implementado o my_Bcast</text:span></text:p>
          <text:p text:style-name="P3"><text:span text:style-name="T1"/></text:p>
          <text:p text:style-name="P3"><text:span text:style-name="T1"/></text:p>
          <text:p text:style-name="P4"><text:span text:style-name="T2">OBS1</text:span><text:span text:style-name="T1">.: vários trabalhos já entregues estão com </text:span><text:span text:style-name="T1">medições </text:span></text:p>
          <text:p text:style-name="P4"><text:span text:style-name="T1">diferentes de latência e vazão. Note que se for medido </text:span><text:span text:style-name="T1">com </text:span></text:p>
          <text:p text:style-name="P4"><text:span text:style-name="T1">poucas mensagens existe muita variação nos </text:span><text:span text:style-name="T1">resultados.</text:span></text:p>
          <text:p text:style-name="P4"><text:span text:style-name="T1"/></text:p>
          <text:p text:style-name="P5"><text:span text:style-name="T1">Como meio de evitar resultados errados devido ao </text:span><text:span text:style-name="T1">problema </text:span></text:p>
          <text:p text:style-name="P5"><text:span text:style-name="T1">acima podemos fazer assim:</text:span></text:p>
          <text:p text:style-name="P5"><text:span text:style-name="T1">medir com número de mensagens suficiente para </text:span><text:span text:style-name="T1">que cada </text:span></text:p>
          <text:p text:style-name="P5"><text:span text:style-name="T1">experiencia dure de 3 a 4 segundos </text:span><text:span text:style-name="T1">aproximadamente. </text:span></text:p>
          <text:p text:style-name="P5"><text:span text:style-name="T1">Isso seria suficiente para que a medição seja mais </text:span><text:span text:style-name="T1">precisa, </text:span></text:p>
          <text:p text:style-name="P5"><text:span text:style-name="T1">sem gastar muito tempo</text:span></text:p>
          <text:p text:style-name="P5"><text:span text:style-name="T1"/></text:p>
          <text:p text:style-name="P5"><text:span text:style-name="T1">Indicar quantas mensagens foram transmitidas para </text:span></text:p>
          <text:p text:style-name="P5"><text:span text:style-name="T1">CADA tamanho de mensagem. </text:span></text:p>
          <text:p text:style-name="P5"><text:span text:style-name="T1"/></text:p>
          <text:p text:style-name="P5"><text:span text:style-name="T1">Por exemplo: para mensagens de 8 bytes </text:span></text:p>
          <text:p text:style-name="P5"><text:span text:style-name="T1">o numero de mensagens para que </text:span></text:p>
          <text:p text:style-name="P5"><text:span text:style-name="T1">o experimento dure 3 segundos é </text:span></text:p>
          <text:p text:style-name="P5"><text:span text:style-name="T1">BEM MAIOR que o numero de mensagens </text:span></text:p>
          <text:p text:style-name="P5"><text:span text:style-name="T1">para tamanho 16000.</text:span></text:p>
          <text:p text:style-name="P5"><text:span text:style-name="T1"/></text:p>
          <text:p text:style-name="P4"><text:span text:style-name="T2"/></text:p>
          <text:p text:style-name="P4"><text:span text:style-name="T1"/></text:p>
          <text:p text:style-name="P4"><text:span text:style-name="T1"/></text:p>
          <text:p text:style-name="P6"><text:span text:style-name="T1">(continua...)</text:span></text:p>
          <text:p text:style-name="P7"><text:span text:style-name="T3"/></text:p>
          <text:p text:style-name="P7"><text:span text:style-name="T4"><text:s text:c="21"/></text:span></text:p>
          <text:p text:style-name="P7"><text:span text:style-name="T5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" draw:text-style-name="P10" draw:layer="layout" svg:width="16.526cm" svg:height="25.607cm" svg:x="2.4cm" svg:y="2.593cm">
          <draw:text-box>
            <text:p><text:span text:style-name="T2">O</text:span><text:span text:style-name="T2">B</text:span><text:span text:style-name="T2">S2</text:span><text:span text:style-name="T7">: </text:span><text:span text:style-name="T7">Na </text:span><text:span text:style-name="T7">su</text:span><text:span text:style-name="T7">a </text:span><text:span text:style-name="T7">im</text:span><text:span text:style-name="T7">ple</text:span><text:span text:style-name="T7">me</text:span><text:span text:style-name="T7">nta</text:span><text:span text:style-name="T7">ça</text:span><text:span text:style-name="T7">o </text:span><text:span text:style-name="T7">vo</text:span><text:span text:style-name="T7">cê </text:span><text:span text:style-name="T7">po</text:span><text:span text:style-name="T7">de </text:span><text:span text:style-name="T7">us</text:span><text:span text:style-name="T7">ar </text:span></text:p>
            <text:p><text:span text:style-name="T7">MP</text:span><text:span text:style-name="T7">I_I</text:span><text:span text:style-name="T7">se</text:span><text:span text:style-name="T7">nd, </text:span><text:span text:style-name="T7">ou </text:span><text:span text:style-name="T7">MP</text:span><text:span text:style-name="T7">I_S</text:span><text:span text:style-name="T7">en</text:span><text:span text:style-name="T7">d. </text:span><text:span text:style-name="T7">Po</text:span><text:span text:style-name="T7">re</text:span><text:span text:style-name="T7">m, </text:span><text:span text:style-name="T7">alg</text:span><text:span text:style-name="T7">un</text:span><text:span text:style-name="T7">s </text:span><text:span text:style-name="T7">alu</text:span><text:span text:style-name="T7">no</text:span><text:span text:style-name="T7">s </text:span></text:p>
            <text:p><text:span text:style-name="T7">ap</text:span><text:span text:style-name="T7">ont</text:span><text:span text:style-name="T7">ara</text:span><text:span text:style-name="T7">m </text:span><text:span text:style-name="T7">um </text:span><text:span text:style-name="T7">au</text:span><text:span text:style-name="T7">me</text:span><text:span text:style-name="T7">nto </text:span><text:span text:style-name="T7">de </text:span><text:span text:style-name="T7">lat</text:span><text:span text:style-name="T7">en</text:span><text:span text:style-name="T7">cia </text:span><text:span text:style-name="T7">qu</text:span><text:span text:style-name="T7">an</text:span><text:span text:style-name="T7">do </text:span></text:p>
            <text:p><text:span text:style-name="T7">tra</text:span><text:span text:style-name="T7">ns</text:span><text:span text:style-name="T7">mit</text:span><text:span text:style-name="T7">im</text:span><text:span text:style-name="T7">os </text:span><text:span text:style-name="T7">MU</text:span><text:span text:style-name="T7">ITA</text:span><text:span text:style-name="T7">S </text:span><text:span text:style-name="T7">me</text:span><text:span text:style-name="T7">ns</text:span><text:span text:style-name="T7">ag</text:span><text:span text:style-name="T7">en</text:span><text:span text:style-name="T7">s. </text:span><text:span text:style-name="T7">Iss</text:span><text:span text:style-name="T7">o </text:span><text:span text:style-name="T7">po</text:span><text:span text:style-name="T7">de </text:span><text:span text:style-name="T7">ter </text:span><text:span text:style-name="T7">sid</text:span><text:span text:style-name="T7">o </text:span></text:p>
            <text:p><text:span text:style-name="T7">ca</text:span><text:span text:style-name="T7">us</text:span><text:span text:style-name="T7">ad</text:span><text:span text:style-name="T7">o </text:span><text:span text:style-name="T7">pel</text:span><text:span text:style-name="T7">o </text:span><text:span text:style-name="T7">us</text:span><text:span text:style-name="T7">o </text:span><text:span text:style-name="T7">de </text:span><text:span text:style-name="T7">MP</text:span><text:span text:style-name="T7">I_I</text:span><text:span text:style-name="T7">se</text:span><text:span text:style-name="T7">nd. </text:span><text:span text:style-name="T7">SE </text:span><text:span text:style-name="T7">iss</text:span><text:span text:style-name="T7">o </text:span><text:span text:style-name="T7">est</text:span><text:span text:style-name="T7">ive</text:span><text:span text:style-name="T7">r </text:span></text:p>
            <text:p><text:span text:style-name="T7">ac</text:span><text:span text:style-name="T7">ont</text:span><text:span text:style-name="T7">ec</text:span><text:span text:style-name="T7">en</text:span><text:span text:style-name="T7">do, </text:span><text:span text:style-name="T7">tro</text:span><text:span text:style-name="T7">qu</text:span><text:span text:style-name="T7">e </text:span><text:span text:style-name="T7">su</text:span><text:span text:style-name="T7">a </text:span><text:span text:style-name="T7">im</text:span><text:span text:style-name="T7">ple</text:span><text:span text:style-name="T7">me</text:span><text:span text:style-name="T7">nta</text:span><text:span text:style-name="T7">çã</text:span><text:span text:style-name="T7">o </text:span><text:span text:style-name="T7">par</text:span><text:span text:style-name="T7">a </text:span></text:p>
            <text:p><text:span text:style-name="T7">us</text:span><text:span text:style-name="T7">ar </text:span><text:span text:style-name="T7">MP</text:span><text:span text:style-name="T7">I_S</text:span><text:span text:style-name="T7">en</text:span><text:span text:style-name="T7">d.</text:span></text:p>
            <text:p><text:span text:style-name="T7"/></text:p>
            <text:p><text:span text:style-name="T7"/></text:p>
            <text:p text:style-name="P9"><text:span text:style-name="T2">O</text:span><text:span text:style-name="T2">B</text:span><text:span text:style-name="T2">S3</text:span><text:span text:style-name="T7">: </text:span></text:p>
            <text:p text:style-name="P9"><text:span text:style-name="T7">O </text:span><text:span text:style-name="T7">Pr</text:span><text:span text:style-name="T7">of. </text:span><text:span text:style-name="T7">dis</text:span><text:span text:style-name="T7">po</text:span><text:span text:style-name="T7">nib</text:span><text:span text:style-name="T7">iliz</text:span><text:span text:style-name="T7">ou </text:span><text:span text:style-name="T7">um</text:span><text:span text:style-name="T7">a </text:span><text:span text:style-name="T7">fun</text:span><text:span text:style-name="T7">çã</text:span><text:span text:style-name="T7">o </text:span></text:p>
            <text:p text:style-name="P9"><text:span text:style-name="T7"/></text:p>
            <text:p text:style-name="P9"><text:span text:style-name="T7">ver</text:span><text:span text:style-name="T7">ific</text:span><text:span text:style-name="T7">a_</text:span><text:span text:style-name="T7">my</text:span><text:span text:style-name="T7">_B</text:span><text:span text:style-name="T7">ca</text:span><text:span text:style-name="T7">st( </text:span><text:span text:style-name="T7">… )</text:span></text:p>
            <text:p text:style-name="P9"><text:span text:style-name="T7"/></text:p>
            <text:p text:style-name="P9"><text:span text:style-name="T7">Es</text:span><text:span text:style-name="T7">sa </text:span><text:span text:style-name="T7">fun</text:span><text:span text:style-name="T7">çã</text:span><text:span text:style-name="T7">o </text:span><text:span text:style-name="T7">de</text:span><text:span text:style-name="T7">ve </text:span><text:span text:style-name="T7">ser </text:span><text:span text:style-name="T7">ch</text:span><text:span text:style-name="T7">am</text:span><text:span text:style-name="T7">ad</text:span><text:span text:style-name="T7">a </text:span><text:span text:style-name="T7">AO </text:span><text:span text:style-name="T7">FIN</text:span><text:span text:style-name="T7">AL </text:span><text:span text:style-name="T7">do </text:span><text:span text:style-name="T7">se</text:span><text:span text:style-name="T7">u </text:span><text:span text:style-name="T7">pro</text:span><text:span text:style-name="T7">gra</text:span><text:span text:style-name="T7">ma</text:span><text:span text:style-name="T7">, </text:span><text:span text:style-name="T7">DE</text:span><text:span text:style-name="T7">PO</text:span><text:span text:style-name="T7">IS </text:span><text:span text:style-name="T7">qu</text:span><text:span text:style-name="T7">e </text:span><text:span text:style-name="T7">ele </text:span><text:span text:style-name="T7">apr</text:span><text:span text:style-name="T7">es</text:span><text:span text:style-name="T7">ent</text:span><text:span text:style-name="T7">ar </text:span><text:span text:style-name="T7">su</text:span><text:span text:style-name="T7">as </text:span><text:span text:style-name="T7">me</text:span><text:span text:style-name="T7">diç</text:span><text:span text:style-name="T7">õe</text:span><text:span text:style-name="T7">s, </text:span></text:p>
            <text:p text:style-name="P9"><text:span text:style-name="T7">E </text:span><text:span text:style-name="T7">ant</text:span><text:span text:style-name="T7">es </text:span><text:span text:style-name="T7">de </text:span><text:span text:style-name="T7">de</text:span><text:span text:style-name="T7">sal</text:span><text:span text:style-name="T7">oc</text:span><text:span text:style-name="T7">ar </text:span><text:span text:style-name="T7">se</text:span><text:span text:style-name="T7">u </text:span><text:span text:style-name="T7">buf</text:span><text:span text:style-name="T7">fer, </text:span><text:span text:style-name="T7">e </text:span><text:span text:style-name="T7">ta</text:span><text:span text:style-name="T7">mb</text:span><text:span text:style-name="T7">ém </text:span><text:span text:style-name="T7">AN</text:span><text:span text:style-name="T7">TE</text:span><text:span text:style-name="T7">S </text:span><text:span text:style-name="T7">de </text:span><text:span text:style-name="T7">fin</text:span><text:span text:style-name="T7">aliz</text:span><text:span text:style-name="T7">ar </text:span><text:span text:style-name="T7">o </text:span><text:span text:style-name="T7">MP</text:span><text:span text:style-name="T7">I. </text:span><text:span text:style-name="T7">Es</text:span><text:span text:style-name="T7">sa </text:span><text:span text:style-name="T7">fun</text:span><text:span text:style-name="T7">çã</text:span><text:span text:style-name="T7">o </text:span><text:span text:style-name="T7">vai </text:span><text:span text:style-name="T7">ver</text:span><text:span text:style-name="T7">ific</text:span><text:span text:style-name="T7">ar </text:span><text:span text:style-name="T7">se </text:span><text:span text:style-name="T7">su</text:span><text:span text:style-name="T7">a </text:span><text:span text:style-name="T7">fun</text:span><text:span text:style-name="T7">çã</text:span><text:span text:style-name="T7">o </text:span><text:span text:style-name="T7">my</text:span><text:span text:style-name="T7">_B</text:span><text:span text:style-name="T7">ca</text:span><text:span text:style-name="T7">st </text:span><text:span text:style-name="T7">est</text:span><text:span text:style-name="T7">á </text:span><text:span text:style-name="T7">fun</text:span><text:span text:style-name="T7">cio</text:span><text:span text:style-name="T7">na</text:span><text:span text:style-name="T7">nd</text:span><text:span text:style-name="T7">o </text:span><text:span text:style-name="T7">ad</text:span><text:span text:style-name="T7">eq</text:span><text:span text:style-name="T7">ua</text:span><text:span text:style-name="T7">da</text:span><text:span text:style-name="T7">me</text:span><text:span text:style-name="T7">nte</text:span><text:span text:style-name="T7">.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2">O</text:span><text:span text:style-name="T2">B</text:span><text:span text:style-name="T2">S4</text:span><text:span text:style-name="T7">: </text:span></text:p>
            <text:p text:style-name="P9"><text:span text:style-name="T7">Se</text:span><text:span text:style-name="T7">u </text:span><text:span text:style-name="T7">pro</text:span><text:span text:style-name="T7">gra</text:span><text:span text:style-name="T7">ma </text:span><text:span text:style-name="T7">4c </text:span><text:span text:style-name="T7">DE</text:span><text:span text:style-name="T7">VE </text:span><text:span text:style-name="T7">fun</text:span><text:span text:style-name="T7">cio</text:span><text:span text:style-name="T7">nar </text:span><text:span text:style-name="T7">ad</text:span><text:span text:style-name="T7">eq</text:span><text:span text:style-name="T7">ua</text:span><text:span text:style-name="T7">da</text:span><text:span text:style-name="T7">me</text:span><text:span text:style-name="T7">nte </text:span><text:span text:style-name="T7">par</text:span><text:span text:style-name="T7">a </text:span><text:span text:style-name="T7">qu</text:span><text:span text:style-name="T7">alq</text:span><text:span text:style-name="T7">uer </text:span><text:span text:style-name="T7">nú</text:span><text:span text:style-name="T7">me</text:span><text:span text:style-name="T7">ro </text:span><text:span text:style-name="T7">de </text:span><text:span text:style-name="T7">pro</text:span><text:span text:style-name="T7">ce</text:span><text:span text:style-name="T7">ss</text:span><text:span text:style-name="T7">os </text:span><text:span text:style-name="T7">MP</text:span><text:span text:style-name="T7">I, e </text:span><text:span text:style-name="T7">qu</text:span><text:span text:style-name="T7">alq</text:span><text:span text:style-name="T7">uer </text:span><text:span text:style-name="T7">rai</text:span><text:span text:style-name="T7">z </text:span><text:span text:style-name="T7">de </text:span><text:span text:style-name="T7">bro</text:span><text:span text:style-name="T7">ad</text:span><text:span text:style-name="T7">ca</text:span><text:span text:style-name="T7">st </text:span><text:span text:style-name="T7">es</text:span><text:span text:style-name="T7">pe</text:span><text:span text:style-name="T7">cifi</text:span><text:span text:style-name="T7">ca</text:span><text:span text:style-name="T7">da </text:span><text:span text:style-name="T7">na </text:span><text:span text:style-name="T7">lin</text:span><text:span text:style-name="T7">ha </text:span><text:span text:style-name="T7">de </text:span><text:span text:style-name="T7">co</text:span><text:span text:style-name="T7">ma</text:span><text:span text:style-name="T7">nd</text:span><text:span text:style-name="T7">o </text:span><text:span text:style-name="T7">co</text:span><text:span text:style-name="T7">m </text:span><text:span text:style-name="T7">o </text:span><text:span text:style-name="T7">par</text:span><text:span text:style-name="T7">am</text:span><text:span text:style-name="T7">etr</text:span><text:span text:style-name="T7">o -r</text:span></text:p>
            <text:p text:style-name="P9"><text:span text:style-name="T7"/></text:p>
            <text:p text:style-name="P9"><text:span text:style-name="T2"/></text:p>
            <text:p text:style-name="P9"><text:span text:style-name="T2">O</text:span><text:span text:style-name="T2">B</text:span><text:span text:style-name="T2">S5</text:span><text:span text:style-name="T7">: </text:span></text:p>
            <text:p text:style-name="P9"><text:span text:style-name="T7">Su</text:span><text:span text:style-name="T7">a </text:span><text:span text:style-name="T7">fun</text:span><text:span text:style-name="T7">çã</text:span><text:span text:style-name="T7">o </text:span><text:span text:style-name="T7">my</text:span><text:span text:style-name="T7">_B</text:span><text:span text:style-name="T7">ca</text:span><text:span text:style-name="T7">st </text:span><text:span text:style-name="T7">DE</text:span><text:span text:style-name="T7">VE </text:span><text:span text:style-name="T7">ter </text:span><text:span text:style-name="T7">a </text:span><text:span text:style-name="T7">me</text:span><text:span text:style-name="T7">sm</text:span><text:span text:style-name="T7">a </text:span><text:span text:style-name="T7">int</text:span><text:span text:style-name="T7">erf</text:span><text:span text:style-name="T7">ac</text:span><text:span text:style-name="T7">e </text:span><text:span text:style-name="T7">(us</text:span><text:span text:style-name="T7">ar </text:span><text:span text:style-name="T7">os </text:span><text:span text:style-name="T7">par</text:span><text:span text:style-name="T7">âm</text:span><text:span text:style-name="T7">etr</text:span><text:span text:style-name="T7">os </text:span><text:span text:style-name="T7">e </text:span><text:span text:style-name="T7">tip</text:span><text:span text:style-name="T7">os) </text:span><text:span text:style-name="T7">na </text:span><text:span text:style-name="T7">fun</text:span><text:span text:style-name="T7">çã</text:span><text:span text:style-name="T7">o </text:span><text:span text:style-name="T7">MP</text:span><text:span text:style-name="T7">I_B</text:span><text:span text:style-name="T7">ca</text:span><text:span text:style-name="T7">st.</text:span></text:p>
            <text:p text:style-name="P9"><text:span text:style-name="T7">Ou </text:span><text:span text:style-name="T7">sej</text:span><text:span text:style-name="T7">a, </text:span><text:span text:style-name="T7">de</text:span><text:span text:style-name="T7">ve </text:span><text:span text:style-name="T7">ter </text:span><text:span text:style-name="T7">a </text:span><text:span text:style-name="T7">me</text:span><text:span text:style-name="T7">sm</text:span><text:span text:style-name="T7">a </text:span><text:span text:style-name="T7">fun</text:span><text:span text:style-name="T7">cio</text:span><text:span text:style-name="T7">nal</text:span><text:span text:style-name="T7">ida</text:span><text:span text:style-name="T7">de </text:span><text:span text:style-name="T7">e </text:span><text:span text:style-name="T7">ac</text:span><text:span text:style-name="T7">eit</text:span><text:span text:style-name="T7">ar </text:span><text:span text:style-name="T7">o </text:span><text:span text:style-name="T7">par</text:span><text:span text:style-name="T7">am</text:span><text:span text:style-name="T7">etr</text:span><text:span text:style-name="T7">o </text:span><text:span text:style-name="T7">qu</text:span><text:span text:style-name="T7">e </text:span><text:span text:style-name="T7">ind</text:span><text:span text:style-name="T7">ica </text:span><text:span text:style-name="T7">qu</text:span><text:span text:style-name="T7">e </text:span><text:span text:style-name="T7">no</text:span><text:span text:style-name="T7">do </text:span><text:span text:style-name="T7">ser</text:span><text:span text:style-name="T7">á a </text:span><text:span text:style-name="T7">rai</text:span><text:span text:style-name="T7">z </text:span><text:span text:style-name="T7">do </text:span><text:span text:style-name="T7">bro</text:span><text:span text:style-name="T7">ad</text:span><text:span text:style-name="T7">ca</text:span><text:span text:style-name="T7">st.</text:span></text:p>
            <text:p text:style-name="P9"><text:span text:style-name="T7"/></text:p>
            <text:p text:style-name="P9"><text:span text:style-name="T7"/></text:p>
            <text:p text:style-name="P9"><text:span text:style-name="T2">O</text:span><text:span text:style-name="T2">B</text:span><text:span text:style-name="T2">S6</text:span><text:span text:style-name="T7">: </text:span></text:p>
            <text:p text:style-name="P9"><text:span text:style-name="T7">Os </text:span><text:span text:style-name="T7">GR</text:span><text:span text:style-name="T7">AFI</text:span><text:span text:style-name="T7">CO</text:span><text:span text:style-name="T7">S </text:span><text:span text:style-name="T7">do </text:span><text:span text:style-name="T7">rel</text:span><text:span text:style-name="T7">ató</text:span><text:span text:style-name="T7">rio </text:span><text:span text:style-name="T7">e </text:span><text:span text:style-name="T7">me</text:span><text:span text:style-name="T7">did</text:span><text:span text:style-name="T7">as </text:span><text:span text:style-name="T7">apr</text:span><text:span text:style-name="T7">es</text:span><text:span text:style-name="T7">ent</text:span><text:span text:style-name="T7">ad</text:span><text:span text:style-name="T7">as </text:span><text:span text:style-name="T7">pel</text:span><text:span text:style-name="T7">o </text:span><text:span text:style-name="T7">se</text:span><text:span text:style-name="T7">u </text:span><text:span text:style-name="T7">pro</text:span><text:span text:style-name="T7">gra</text:span><text:span text:style-name="T7">ma</text:span><text:span text:style-name="T7">s </text:span><text:span text:style-name="T7">de</text:span><text:span text:style-name="T7">ve</text:span><text:span text:style-name="T7">m </text:span><text:span text:style-name="T7">ter </text:span><text:span text:style-name="T7">as </text:span><text:span text:style-name="T7">se</text:span><text:span text:style-name="T7">gui</text:span><text:span text:style-name="T7">nte</text:span><text:span text:style-name="T7">s </text:span><text:span text:style-name="T7">UN</text:span><text:span text:style-name="T7">ID</text:span><text:span text:style-name="T7">AD</text:span><text:span text:style-name="T7">ES</text:span><text:span text:style-name="T7">:</text:span></text:p>
            <text:p text:style-name="P9"><text:span text:style-name="T7">Va</text:span><text:span text:style-name="T7">za</text:span><text:span text:style-name="T7">o </text:span><text:span text:style-name="T7">de </text:span><text:span text:style-name="T7">bro</text:span><text:span text:style-name="T7">ad</text:span><text:span text:style-name="T7">ca</text:span><text:span text:style-name="T7">sts</text:span><text:span text:style-name="T7">: </text:span><text:span text:style-name="T7">em </text:span><text:span text:style-name="T7">MB</text:span><text:span text:style-name="T7">/s </text:span><text:span text:style-name="T7">(m</text:span><text:span text:style-name="T7">eg</text:span><text:span text:style-name="T7">ab</text:span><text:span text:style-name="T7">yte</text:span><text:span text:style-name="T7">s </text:span><text:span text:style-name="T7">por </text:span><text:span text:style-name="T7">se</text:span><text:span text:style-name="T7">gu</text:span><text:span text:style-name="T7">nd</text:span><text:span text:style-name="T7">o)</text:span></text:p>
            <text:p text:style-name="P9"><text:span text:style-name="T7">On</text:span><text:span text:style-name="T7">de </text:span><text:span text:style-name="T7">me</text:span><text:span text:style-name="T7">ga </text:span><text:span text:style-name="T7">= </text:span><text:span text:style-name="T7">10</text:span><text:span text:style-name="T7">^6 <text:s/></text:span><text:span text:style-name="T7">(ou </text:span><text:span text:style-name="T7">sej</text:span><text:span text:style-name="T7">a, </text:span><text:span text:style-name="T7">pot</text:span><text:span text:style-name="T7">en</text:span><text:span text:style-name="T7">cia </text:span><text:span text:style-name="T7">de </text:span><text:span text:style-name="T7">DE</text:span><text:span text:style-name="T7">Z)</text:span></text:p>
            <text:p text:style-name="P9"><text:span text:style-name="T7"/></text:p>
            <text:p text:style-name="P9"><text:span text:style-name="T7">Lat</text:span><text:span text:style-name="T7">ên</text:span><text:span text:style-name="T7">cia</text:span><text:span text:style-name="T7">s </text:span><text:span text:style-name="T7">de </text:span><text:span text:style-name="T7">bro</text:span><text:span text:style-name="T7">ad</text:span><text:span text:style-name="T7">ca</text:span><text:span text:style-name="T7">sts</text:span><text:span text:style-name="T7">: </text:span><text:span text:style-name="T7">em </text:span><text:span text:style-name="T7">us </text:span><text:span text:style-name="T7">(mi</text:span><text:span text:style-name="T7">cro</text:span><text:span text:style-name="T7">se</text:span><text:span text:style-name="T7">gu</text:span><text:span text:style-name="T7">nd</text:span><text:span text:style-name="T7">os)</text:span></text:p>
            <text:p text:style-name="P9"><text:span text:style-name="T7"/></text:p>
            <text:p text:style-name="P9"><text:span text:style-name="T8">(fig</text:span><text:span text:style-name="T8">ura</text:span><text:span text:style-name="T8">s </text:span><text:span text:style-name="T8">na</text:span><text:span text:style-name="T8">s </text:span><text:span text:style-name="T8">pá</text:span><text:span text:style-name="T8">gin</text:span><text:span text:style-name="T8">as </text:span><text:span text:style-name="T8">ab</text:span><text:span text:style-name="T8">aix</text:span><text:span text:style-name="T8">o...</text:span><text:span text:style-name="T8">)</text:span></text:p>
          </draw:text-box>
        </draw:frame>
      </draw:page>
      <draw:page draw:name="page3" draw:style-name="dp1" draw:master-page-name="Default">
        <draw:g>
          <draw:custom-shape draw:style-name="gr3" draw:text-style-name="P11" draw:layer="layout" svg:width="0.673cm" svg:height="0.706cm" svg:x="3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305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609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6.913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217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522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826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127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305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609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6.913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217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522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826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127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.1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405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709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013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317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622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926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227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.1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405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709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013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317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622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926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227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3.6cm" svg:y1="6.6cm" svg:x2="4.6cm" svg:y2="9.1cm">
          <text:p/>
        </draw:line>
        <draw:line draw:style-name="gr4" draw:text-style-name="P12" draw:layer="layout" svg:x1="3.5cm" svg:y1="9.7cm" svg:x2="5.9cm" svg:y2="12.1cm">
          <text:p/>
        </draw:line>
        <draw:line draw:style-name="gr4" draw:text-style-name="P12" draw:layer="layout" svg:x1="4.8cm" svg:y1="9.7cm" svg:x2="7.2cm" svg:y2="12.1cm">
          <text:p/>
        </draw:line>
        <draw:line draw:style-name="gr4" draw:text-style-name="P12" draw:layer="layout" svg:x1="3.6cm" svg:y1="12.7cm" svg:x2="8.4cm" svg:y2="15.1cm">
          <text:p/>
        </draw:line>
        <draw:line draw:style-name="gr4" draw:text-style-name="P12" draw:layer="layout" svg:x1="5cm" svg:y1="12.7cm" svg:x2="9.8cm" svg:y2="15.1cm">
          <text:p/>
        </draw:line>
        <draw:line draw:style-name="gr4" draw:text-style-name="P12" draw:layer="layout" svg:x1="6.3cm" svg:y1="12.7cm" svg:x2="11.1cm" svg:y2="15.1cm">
          <text:p/>
        </draw:line>
        <draw:line draw:style-name="gr4" draw:text-style-name="P12" draw:layer="layout" svg:x1="7.6cm" svg:y1="12.7cm" svg:x2="12.4cm" svg:y2="15.1cm">
          <text:p/>
        </draw:line>
        <draw:g>
          <draw:custom-shape draw:style-name="gr5" draw:text-style-name="P14" draw:layer="layout" svg:width="0.673cm" svg:height="0.706cm" svg:x="3cm" svg:y="4.894cm">
            <text:p text:style-name="P13">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2cm" svg:height="0.706cm" svg:x="4.305cm" svg:y="4.894cm">
            <text:p text:style-name="P1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2cm" svg:height="0.706cm" svg:x="5.609cm" svg:y="4.894cm">
            <text:p text:style-name="P1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3cm" svg:height="0.706cm" svg:x="6.913cm" svg:y="4.894cm">
            <text:p text:style-name="P1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3cm" svg:height="0.706cm" svg:x="8.217cm" svg:y="4.85cm">
            <text:p text:style-name="P1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2cm" svg:height="0.706cm" svg:x="9.522cm" svg:y="4.85cm">
            <text:p text:style-name="P13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2cm" svg:height="0.706cm" svg:x="10.826cm" svg:y="4.85cm">
            <text:p text:style-name="P13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3cm" svg:height="0.706cm" svg:x="12.127cm" svg:y="4.85cm">
            <text:p text:style-name="P13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5" draw:layer="layout" svg:width="3.9cm" svg:height="1.4cm" svg:x="5.5cm" svg:y="2cm">
            <text:p text:style-name="P13">np = número de participantes a cada fase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9cm" svg:height="1.4cm" svg:x="5.5cm" svg:y="7cm">
            <text:p text:style-name="P13">np = 1 (fase 1)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9cm" svg:height="1.4cm" svg:x="7.5cm" svg:y="10cm">
            <text:p text:style-name="P13">np = 2 (fase 2)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9cm" svg:height="1.4cm" svg:x="11.6cm" svg:y="13.1cm">
            <text:p text:style-name="P13">np = 4 (fase 3)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9cm" svg:height="1.4cm" svg:x="11.7cm" svg:y="16.6cm">
            <text:p text:style-name="P13">… note que np dobra a cada fase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g>
          <draw:custom-shape draw:style-name="gr3" draw:text-style-name="P11" draw:layer="layout" svg:width="0.673cm" svg:height="0.706cm" svg:x="3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305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609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6.913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217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522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826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127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305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609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6.913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217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522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826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127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.1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405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709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013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317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622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926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227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.1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405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709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013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317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622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926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227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3.6cm" svg:y1="6.6cm" svg:x2="4.6cm" svg:y2="9.1cm">
          <text:p/>
        </draw:line>
        <draw:line draw:style-name="gr4" draw:text-style-name="P12" draw:layer="layout" svg:x1="3.5cm" svg:y1="9.7cm" svg:x2="5.9cm" svg:y2="12.1cm">
          <text:p/>
        </draw:line>
        <draw:line draw:style-name="gr4" draw:text-style-name="P12" draw:layer="layout" svg:x1="4.8cm" svg:y1="9.7cm" svg:x2="7.2cm" svg:y2="12.1cm">
          <text:p/>
        </draw:line>
        <draw:line draw:style-name="gr4" draw:text-style-name="P12" draw:layer="layout" svg:x1="3.6cm" svg:y1="12.7cm" svg:x2="8.4cm" svg:y2="15.1cm">
          <text:p/>
        </draw:line>
        <draw:line draw:style-name="gr4" draw:text-style-name="P12" draw:layer="layout" svg:x1="5cm" svg:y1="12.7cm" svg:x2="9.8cm" svg:y2="15.1cm">
          <text:p/>
        </draw:line>
        <draw:line draw:style-name="gr4" draw:text-style-name="P12" draw:layer="layout" svg:x1="6.3cm" svg:y1="12.7cm" svg:x2="11.1cm" svg:y2="15.1cm">
          <text:p/>
        </draw:line>
        <draw:line draw:style-name="gr4" draw:text-style-name="P12" draw:layer="layout" svg:x1="7.6cm" svg:y1="12.7cm" svg:x2="12.4cm" svg:y2="15.1cm">
          <text:p/>
        </draw:line>
        <draw:custom-shape draw:style-name="gr5" draw:text-style-name="P14" draw:layer="layout" svg:width="0.673cm" svg:height="0.706cm" svg:x="3cm" svg:y="4.894cm">
          <text:p text:style-name="P1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2cm" svg:height="0.706cm" svg:x="4.305cm" svg:y="4.894cm">
          <text:p text:style-name="P1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2cm" svg:height="0.706cm" svg:x="5.609cm" svg:y="4.894cm">
          <text:p text:style-name="P1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3cm" svg:height="0.706cm" svg:x="6.913cm" svg:y="4.894cm">
          <text:p text:style-name="P1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3cm" svg:height="0.706cm" svg:x="8.217cm" svg:y="4.85cm">
          <text:p text:style-name="P1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2cm" svg:height="0.706cm" svg:x="9.522cm" svg:y="4.85cm">
          <text:p text:style-name="P1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2cm" svg:height="0.706cm" svg:x="10.826cm" svg:y="4.85cm">
          <text:p text:style-name="P1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3cm" svg:height="0.706cm" svg:x="12.127cm" svg:y="4.85cm">
          <text:p text:style-name="P1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12.1cm" svg:height="1.4cm" svg:x="1.9cm" svg:y="2cm">
          <text:p text:style-name="P13">np = número de participantes a cada fase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0.2cm" svg:y="7.1cm">
          <text:p text:style-name="P16">np = 1 (fase 1)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0.3cm" svg:y="10.3cm">
          <text:p text:style-name="P16">np = 2 (fase 2)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0.4cm" svg:y="13.2cm">
          <text:p text:style-name="P16">np = 4 (fase 3)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6.3cm" svg:height="4cm" svg:x="13.5cm" svg:y="5.8cm">
          <text:p text:style-name="P7"><text:span text:style-name="T1">Q</text:span><text:span text:style-name="T1">u</text:span><text:span text:style-name="T1">e </text:span><text:span text:style-name="T1">n</text:span><text:span text:style-name="T1">o</text:span><text:span text:style-name="T1">d</text:span><text:span text:style-name="T1">o</text:span><text:span text:style-name="T1">s </text:span><text:span text:style-name="T1">f</text:span><text:span text:style-name="T1">a</text:span><text:span text:style-name="T1">z</text:span><text:span text:style-name="T1">e</text:span><text:span text:style-name="T1">m</text:span><text:span text:style-name="T1"> </text:span><text:span text:style-name="T1">M</text:span><text:span text:style-name="T1">P</text:span><text:span text:style-name="T1">I</text:span><text:span text:style-name="T1">_</text:span><text:span text:style-name="T1">R</text:span><text:span text:style-name="T1">e</text:span><text:span text:style-name="T1">c</text:span><text:span text:style-name="T1">v </text:span><text:span text:style-name="T1">?</text:span></text:p>
          <text:p text:style-name="P7"><text:span text:style-name="T6"/></text:p>
          <text:p text:style-name="P7"><text:span text:style-name="T6">R</text:span><text:span text:style-name="T6">e</text:span><text:span text:style-name="T6">g</text:span><text:span text:style-name="T6">r</text:span><text:span text:style-name="T6">a </text:span><text:span text:style-name="T6">s</text:span><text:span text:style-name="T6">i</text:span><text:span text:style-name="T6">m</text:span><text:span text:style-name="T6">p</text:span><text:span text:style-name="T6">l</text:span><text:span text:style-name="T6">e</text:span><text:span text:style-name="T6">s</text:span></text:p>
          <text:p text:style-name="P7"><text:span text:style-name="T6">E</text:span><text:span text:style-name="T6">m</text:span><text:span text:style-name="T6"> </text:span><text:span text:style-name="T6">u</text:span><text:span text:style-name="T6">m</text:span><text:span text:style-name="T6"> </text:span><text:span text:style-name="T6">d</text:span><text:span text:style-name="T6">a</text:span><text:span text:style-name="T6">d</text:span><text:span text:style-name="T6">o </text:span><text:span text:style-name="T6">b</text:span><text:span text:style-name="T6">r</text:span><text:span text:style-name="T6">o</text:span><text:span text:style-name="T6">a</text:span><text:span text:style-name="T6">d</text:span><text:span text:style-name="T6">c</text:span><text:span text:style-name="T6">a</text:span><text:span text:style-name="T6">s</text:span><text:span text:style-name="T6">t </text:span></text:p>
          <text:p text:style-name="P7"><text:span text:style-name="T6">T</text:span><text:span text:style-name="T6">O</text:span><text:span text:style-name="T6">D</text:span><text:span text:style-name="T6">O</text:span><text:span text:style-name="T6">S </text:span><text:span text:style-name="T6">r</text:span><text:span text:style-name="T6">e</text:span><text:span text:style-name="T6">c</text:span><text:span text:style-name="T6">e</text:span><text:span text:style-name="T6">b</text:span><text:span text:style-name="T6">e</text:span><text:span text:style-name="T6">m</text:span><text:span text:style-name="T6">, </text:span></text:p>
          <text:p text:style-name="P7"><text:span text:style-name="T5">m</text:span><text:span text:style-name="T5">e</text:span><text:span text:style-name="T5">n</text:span><text:span text:style-name="T5">o</text:span><text:span text:style-name="T5">s </text:span><text:span text:style-name="T5">o </text:span><text:span text:style-name="T5">r</text:span><text:span text:style-name="T5">a</text:span><text:span text:style-name="T5">i</text:span><text:span text:style-name="T5">z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6.3cm" svg:height="4cm" svg:x="14.2cm" svg:y="11.6cm">
          <text:p text:style-name="P7"><text:span text:style-name="T6">Qual é a origem de </text:span></text:p>
          <text:p text:style-name="P7"><text:span text:style-name="T6">CADA MPI_Recv ?</text:span></text:p>
          <text:p text:style-name="P7"><text:span text:style-name="T6"/></text:p>
          <text:p text:style-name="P7"><text:span text:style-name="T6">Regra simples</text:span></text:p>
          <text:p text:style-name="P7"><text:span text:style-name="T6">Para evitar ter de especificar </text:span></text:p>
          <text:p text:style-name="P7"><text:span text:style-name="T6">a origem, podemos </text:span></text:p>
          <text:p text:style-name="P7"><text:span text:style-name="T6">simplesmente especificar </text:span></text:p>
          <text:p text:style-name="P7"><text:span text:style-name="T9">MPI_ANY_SOURCE</text:span></text:p>
          <text:p text:style-name="P7"><text:span text:style-name="T5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>
          <draw:custom-shape draw:style-name="gr3" draw:text-style-name="P11" draw:layer="layout" svg:width="0.673cm" svg:height="0.706cm" svg:x="3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305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609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6.913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217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522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826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127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305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609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6.913cm" svg:y="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217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522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826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127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.1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405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709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013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317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622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926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227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.1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405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709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013cm" svg:y="1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317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622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926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227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3.6cm" svg:y1="6.6cm" svg:x2="4.6cm" svg:y2="9.1cm">
          <text:p/>
        </draw:line>
        <draw:line draw:style-name="gr4" draw:text-style-name="P12" draw:layer="layout" svg:x1="3.5cm" svg:y1="9.7cm" svg:x2="5.9cm" svg:y2="12.1cm">
          <text:p/>
        </draw:line>
        <draw:line draw:style-name="gr4" draw:text-style-name="P12" draw:layer="layout" svg:x1="4.8cm" svg:y1="9.7cm" svg:x2="7.2cm" svg:y2="12.1cm">
          <text:p/>
        </draw:line>
        <draw:line draw:style-name="gr4" draw:text-style-name="P12" draw:layer="layout" svg:x1="3.6cm" svg:y1="12.7cm" svg:x2="8.4cm" svg:y2="15.1cm">
          <text:p/>
        </draw:line>
        <draw:line draw:style-name="gr4" draw:text-style-name="P12" draw:layer="layout" svg:x1="5cm" svg:y1="12.7cm" svg:x2="9.8cm" svg:y2="15.1cm">
          <text:p/>
        </draw:line>
        <draw:line draw:style-name="gr4" draw:text-style-name="P12" draw:layer="layout" svg:x1="6.3cm" svg:y1="12.7cm" svg:x2="11.1cm" svg:y2="15.1cm">
          <text:p/>
        </draw:line>
        <draw:line draw:style-name="gr4" draw:text-style-name="P12" draw:layer="layout" svg:x1="7.6cm" svg:y1="12.7cm" svg:x2="12.4cm" svg:y2="15.1cm">
          <text:p/>
        </draw:line>
        <draw:custom-shape draw:style-name="gr5" draw:text-style-name="P14" draw:layer="layout" svg:width="0.673cm" svg:height="0.706cm" svg:x="3cm" svg:y="4.894cm">
          <text:p text:style-name="P1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2cm" svg:height="0.706cm" svg:x="4.305cm" svg:y="4.894cm">
          <text:p text:style-name="P1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2cm" svg:height="0.706cm" svg:x="5.609cm" svg:y="4.894cm">
          <text:p text:style-name="P1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3cm" svg:height="0.706cm" svg:x="6.913cm" svg:y="4.894cm">
          <text:p text:style-name="P1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3cm" svg:height="0.706cm" svg:x="8.217cm" svg:y="4.85cm">
          <text:p text:style-name="P1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2cm" svg:height="0.706cm" svg:x="9.522cm" svg:y="4.85cm">
          <text:p text:style-name="P1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2cm" svg:height="0.706cm" svg:x="10.826cm" svg:y="4.85cm">
          <text:p text:style-name="P1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673cm" svg:height="0.706cm" svg:x="12.127cm" svg:y="4.85cm">
          <text:p text:style-name="P1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draw:layer="layout" svg:width="8.9cm" svg:height="1.4cm" svg:x="1.9cm" svg:y="2cm">
          <text:p text:style-name="P19"><text:span text:style-name="T6">n</text:span><text:span text:style-name="T6">p </text:span><text:span text:style-name="T6">= </text:span><text:span text:style-name="T6">n</text:span><text:span text:style-name="T6">ú</text:span><text:span text:style-name="T6">m</text:span><text:span text:style-name="T6">e</text:span><text:span text:style-name="T6">r</text:span><text:span text:style-name="T6">o </text:span><text:span text:style-name="T6">d</text:span><text:span text:style-name="T6">e </text:span><text:span text:style-name="T6">p</text:span><text:span text:style-name="T6">a</text:span><text:span text:style-name="T6">rt</text:span><text:span text:style-name="T6">i</text:span><text:span text:style-name="T6">c</text:span><text:span text:style-name="T6">i</text:span><text:span text:style-name="T6">p</text:span><text:span text:style-name="T6">a</text:span><text:span text:style-name="T6">n</text:span><text:span text:style-name="T6">t</text:span><text:span text:style-name="T6">e</text:span><text:span text:style-name="T6">s </text:span><text:span text:style-name="T6">a </text:span><text:span text:style-name="T6">c</text:span><text:span text:style-name="T6">a</text:span><text:span text:style-name="T6">d</text:span><text:span text:style-name="T6">a </text:span><text:span text:style-name="T6">f</text:span><text:span text:style-name="T6">a</text:span><text:span text:style-name="T6">s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0.2cm" svg:y="7.1cm">
          <text:p text:style-name="P16">np = 1 (fase 1)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0.3cm" svg:y="10.3cm">
          <text:p text:style-name="P16">np = 2 (fase 2)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0.4cm" svg:y="13.2cm">
          <text:p text:style-name="P16">np = 4 (fase 3)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6.3cm" svg:height="4cm" svg:x="13.5cm" svg:y="2.4cm">
          <text:p text:style-name="P7"><text:span text:style-name="T1">Q</text:span><text:span text:style-name="T1">u</text:span><text:span text:style-name="T1">e </text:span><text:span text:style-name="T1">n</text:span><text:span text:style-name="T1">o</text:span><text:span text:style-name="T1">d</text:span><text:span text:style-name="T1">o</text:span><text:span text:style-name="T1">s </text:span><text:span text:style-name="T1">f</text:span><text:span text:style-name="T1">a</text:span><text:span text:style-name="T1">z</text:span><text:span text:style-name="T1">e</text:span><text:span text:style-name="T1">m</text:span><text:span text:style-name="T1"> </text:span><text:span text:style-name="T1">M</text:span><text:span text:style-name="T1">P</text:span><text:span text:style-name="T1">I</text:span><text:span text:style-name="T1">_</text:span><text:span text:style-name="T1">S</text:span><text:span text:style-name="T1">e</text:span><text:span text:style-name="T1">n</text:span><text:span text:style-name="T1">d </text:span><text:span text:style-name="T1">?</text:span></text:p>
          <text:p text:style-name="P7"><text:span text:style-name="T6"/></text:p>
          <text:p text:style-name="P7"><text:span text:style-name="T6">N</text:span><text:span text:style-name="T6">o</text:span><text:span text:style-name="T6">t</text:span><text:span text:style-name="T6">e </text:span><text:span text:style-name="T6">q</text:span><text:span text:style-name="T6">u</text:span><text:span text:style-name="T6">e </text:span><text:span text:style-name="T6">a </text:span><text:span text:style-name="T6">c</text:span><text:span text:style-name="T6">a</text:span><text:span text:style-name="T6">d</text:span><text:span text:style-name="T6">a </text:span><text:span text:style-name="T6">f</text:span><text:span text:style-name="T6">a</text:span><text:span text:style-name="T6">s</text:span><text:span text:style-name="T6">e</text:span></text:p>
          <text:p text:style-name="P7"><text:span text:style-name="T6">p</text:span><text:span text:style-name="T6">o</text:span><text:span text:style-name="T6">d</text:span><text:span text:style-name="T6">e</text:span><text:span text:style-name="T6">m</text:span><text:span text:style-name="T6">o</text:span><text:span text:style-name="T6">s </text:span><text:span text:style-name="T6">e</text:span><text:span text:style-name="T6">s</text:span><text:span text:style-name="T6">p</text:span><text:span text:style-name="T6">e</text:span><text:span text:style-name="T6">c</text:span><text:span text:style-name="T6">ifi</text:span><text:span text:style-name="T6">c</text:span><text:span text:style-name="T6">a</text:span><text:span text:style-name="T6">r </text:span><text:span text:style-name="T6">o </text:span></text:p>
          <text:p text:style-name="P7"><text:span text:style-name="T6">r</text:span><text:span text:style-name="T6">a</text:span><text:span text:style-name="T6">n</text:span><text:span text:style-name="T6">k </text:span><text:span text:style-name="T6">d</text:span><text:span text:style-name="T6">e </text:span><text:span text:style-name="T6">q</text:span><text:span text:style-name="T6">u</text:span><text:span text:style-name="T6">e</text:span><text:span text:style-name="T6">m</text:span><text:span text:style-name="T6"> </text:span><text:span text:style-name="T6">r</text:span><text:span text:style-name="T6">e</text:span><text:span text:style-name="T6">c</text:span><text:span text:style-name="T6">e</text:span><text:span text:style-name="T6">b</text:span><text:span text:style-name="T6">e </text:span></text:p>
          <text:p text:style-name="P7"><text:span text:style-name="T6">e</text:span><text:span text:style-name="T6">m</text:span><text:span text:style-name="T6"> </text:span><text:span text:style-name="T6">f</text:span><text:span text:style-name="T6">u</text:span><text:span text:style-name="T6">n</text:span><text:span text:style-name="T6">ç</text:span><text:span text:style-name="T6">ã</text:span><text:span text:style-name="T6">o </text:span><text:span text:style-name="T6">d</text:span><text:span text:style-name="T6">e </text:span><text:span text:style-name="T6">n</text:span><text:span text:style-name="T6">p</text:span><text:span text:style-name="T6">, </text:span><text:span text:style-name="T6">a</text:span><text:span text:style-name="T6">s</text:span><text:span text:style-name="T6">s</text:span><text:span text:style-name="T6">i</text:span><text:span text:style-name="T6">m</text:span><text:span text:style-name="T6">:</text:span></text:p>
          <text:p text:style-name="P7"><text:span text:style-name="T5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3cm" svg:height="1.5cm" svg:x="14.1cm" svg:y="6.9cm">
          <text:p text:style-name="P7"><text:span text:style-name="T1">r</text:span><text:span text:style-name="T1">a</text:span><text:span text:style-name="T1">n</text:span><text:span text:style-name="T1">k </text:span><text:span text:style-name="T1">&lt; </text:span><text:span text:style-name="T1">n</text:span><text:span text:style-name="T1">p</text:span></text:p>
          <text:p text:style-name="P7"><text:span text:style-name="T10">→</text:span><text:span text:style-name="T11">0 </text:span><text:span text:style-name="T11">&lt; </text:span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3cm" svg:height="1.5cm" svg:x="14cm" svg:y="10cm">
          <text:p text:style-name="P7"><text:span text:style-name="T1">rank &lt; np</text:span></text:p>
          <text:p text:style-name="P7"><text:span text:style-name="T10">→</text:span><text:span text:style-name="T11">0 &lt; 2</text:span></text:p>
          <text:p text:style-name="P21"><text:span text:style-name="T10">→</text:span><text:span text:style-name="T10">1</text:span><text:span text:style-name="T11"> &lt;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3cm" svg:height="1.5cm" svg:x="14.1cm" svg:y="13.2cm">
          <text:p text:style-name="P7"><text:span text:style-name="T1">rank &lt; np</text:span></text:p>
          <text:p text:style-name="P7"><text:span text:style-name="T10">→</text:span><text:span text:style-name="T11">0 &lt; 4</text:span></text:p>
          <text:p text:style-name="P21"><text:span text:style-name="T10">→</text:span><text:span text:style-name="T10">1</text:span><text:span text:style-name="T11"> &lt; 4</text:span></text:p>
          <text:p text:style-name="P21"><text:span text:style-name="T10">→</text:span><text:span text:style-name="T10">2</text:span><text:span text:style-name="T11"> &lt; 4</text:span></text:p>
          <text:p text:style-name="P21"><text:span text:style-name="T10">→</text:span><text:span text:style-name="T10">3</text:span><text:span text:style-name="T11"> &lt; 4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6.3cm" svg:height="1.5cm" svg:x="13.9cm" svg:y="16.6cm">
          <text:p text:style-name="P22"><text:span text:style-name="T12"><text:s text:c="4"/></text:span><text:span text:style-name="T12">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g>
          <draw:custom-shape draw:style-name="gr3" draw:text-style-name="P11" draw:layer="layout" svg:width="0.673cm" svg:height="0.706cm" svg:x="3.2cm" svg:y="7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505cm" svg:y="7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809cm" svg:y="7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113cm" svg:y="7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417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72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1.02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327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.2cm" svg:y="10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505cm" svg:y="10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809cm" svg:y="10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113cm" svg:y="10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417cm" svg:y="10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722cm" svg:y="10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1.026cm" svg:y="10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327cm" svg:y="10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.3cm" svg:y="1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605cm" svg:y="1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909cm" svg:y="1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213cm" svg:y="1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517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82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1.126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427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3.3cm" svg:y="16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605cm" svg:y="16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909cm" svg:y="16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213cm" svg:y="16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517cm" svg:y="1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822cm" svg:y="1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1.126cm" svg:y="1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2.427cm" svg:y="1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3.8cm" svg:y1="8.3cm" svg:x2="4.8cm" svg:y2="10.8cm">
          <text:p/>
        </draw:line>
        <draw:line draw:style-name="gr4" draw:text-style-name="P12" draw:layer="layout" svg:x1="3.7cm" svg:y1="11.4cm" svg:x2="6.1cm" svg:y2="13.8cm">
          <text:p/>
        </draw:line>
        <draw:line draw:style-name="gr4" draw:text-style-name="P12" draw:layer="layout" svg:x1="5cm" svg:y1="11.4cm" svg:x2="7.4cm" svg:y2="13.8cm">
          <text:p/>
        </draw:line>
        <draw:line draw:style-name="gr4" draw:text-style-name="P12" draw:layer="layout" svg:x1="3.8cm" svg:y1="14.4cm" svg:x2="8.6cm" svg:y2="16.8cm">
          <text:p/>
        </draw:line>
        <draw:line draw:style-name="gr4" draw:text-style-name="P12" draw:layer="layout" svg:x1="5.2cm" svg:y1="14.4cm" svg:x2="10cm" svg:y2="16.8cm">
          <text:p/>
        </draw:line>
        <draw:line draw:style-name="gr4" draw:text-style-name="P12" draw:layer="layout" svg:x1="6.5cm" svg:y1="14.4cm" svg:x2="11.3cm" svg:y2="16.8cm">
          <text:p/>
        </draw:line>
        <draw:line draw:style-name="gr4" draw:text-style-name="P12" draw:layer="layout" svg:x1="7.8cm" svg:y1="14.4cm" svg:x2="12.6cm" svg:y2="16.8cm">
          <text:p/>
        </draw:line>
        <draw:custom-shape draw:style-name="gr5" draw:text-style-name="P25" draw:layer="layout" svg:width="0.673cm" svg:height="0.706cm" svg:x="3.2cm" svg:y="6.594cm">
          <text:p text:style-name="P24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2cm" svg:height="0.706cm" svg:x="4.505cm" svg:y="6.594cm">
          <text:p text:style-name="P2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2cm" svg:height="0.706cm" svg:x="5.809cm" svg:y="6.594cm">
          <text:p text:style-name="P2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3cm" svg:height="0.706cm" svg:x="7.113cm" svg:y="6.594cm">
          <text:p text:style-name="P2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3cm" svg:height="0.706cm" svg:x="8.417cm" svg:y="6.55cm">
          <text:p text:style-name="P2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2cm" svg:height="0.706cm" svg:x="9.722cm" svg:y="6.55cm">
          <text:p text:style-name="P2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2cm" svg:height="0.706cm" svg:x="11.026cm" svg:y="6.55cm">
          <text:p text:style-name="P2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3cm" svg:height="0.706cm" svg:x="12.327cm" svg:y="6.55cm">
          <text:p text:style-name="P2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6" draw:layer="layout" svg:width="12.1cm" svg:height="1.4cm" svg:x="1.9cm" svg:y="2cm">
          <text:p text:style-name="P24"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0.4cm" svg:y="8.8cm">
          <text:p text:style-name="P16">np = 1 (fase 1)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0.5cm" svg:y="12cm">
          <text:p text:style-name="P16">np = 2 (fase 2)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0.6cm" svg:y="14.9cm">
          <text:p text:style-name="P16">np = 4 (fase 3)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6.3cm" svg:height="4cm" svg:x="13.6cm" svg:y="7.5cm">
          <text:p text:style-name="P7"><text:span text:style-name="T1">Que nodos fazem MPI_Recv ?</text:span></text:p>
          <text:p text:style-name="P7"><text:span text:style-name="T6"/></text:p>
          <text:p text:style-name="P7"><text:span text:style-name="T6">Regra simples </text:span><text:span text:style-name="T13">(FUNCIONA!)</text:span></text:p>
          <text:p text:style-name="P7"><text:span text:style-name="T6">Em um dado broadcast </text:span></text:p>
          <text:p text:style-name="P7"><text:span text:style-name="T6">TODOS recebem, </text:span></text:p>
          <text:p text:style-name="P7"><text:span text:style-name="T5">menos o raiz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6.3cm" svg:height="4cm" svg:x="14.1cm" svg:y="13.3cm">
          <text:p text:style-name="P7"><text:span text:style-name="T6">Qual é a origem de </text:span></text:p>
          <text:p text:style-name="P7"><text:span text:style-name="T6">CADA MPI_Recv ?</text:span></text:p>
          <text:p text:style-name="P7"><text:span text:style-name="T6"/></text:p>
          <text:p text:style-name="P21"><text:span text:style-name="T14">Regra simples </text:span><text:span text:style-name="T13">(FUNCIONA!)</text:span></text:p>
          <text:p text:style-name="P7"><text:span text:style-name="T6">Para evitar ter de especificar </text:span></text:p>
          <text:p text:style-name="P7"><text:span text:style-name="T6">a origem, podemos </text:span></text:p>
          <text:p text:style-name="P7"><text:span text:style-name="T6">simplesmente especificar </text:span></text:p>
          <text:p text:style-name="P7"><text:span text:style-name="T9">MPI_ANY_SOURCE</text:span></text:p>
          <text:p text:style-name="P7"><text:span text:style-name="T5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7cm" svg:height="4cm" svg:x="2.5cm" svg:y="1.4cm">
          <text:p text:style-name="P7"><text:span text:style-name="T1">Que acontece SE </text:span><text:span text:style-name="T1">número de nodos NÂO </text:span><text:span text:style-name="T1">é potencia de 2 ?</text:span></text:p>
          <text:p text:style-name="P7"><text:span text:style-name="T6"/></text:p>
          <text:p text:style-name="P7"><text:span text:style-name="T4">Para a etapa de recepção </text:span><text:span text:style-name="T4">nada precisa ser feito,</text:span></text:p>
          <text:p text:style-name="P7"><text:span text:style-name="T4">Porque o rank do nodo não </text:span><text:span text:style-name="T4">existirá,</text:span></text:p>
          <text:p text:style-name="P7"><text:span text:style-name="T4">Então simplesmente a </text:span><text:span text:style-name="T4">recepção não ocorre para </text:span><text:span text:style-name="T4">nodos inexistentes.</text:span></text:p>
          <text:p text:style-name="P7"><text:span text:style-name="T4">Exemplo: </text:span></text:p>
          <text:p text:style-name="P7"><text:span text:style-name="T4">- no desenho abaixo temos </text:span><text:span text:style-name="T4">apenas temos 6 nodos </text:span><text:span text:style-name="T4">(comm_size = 6)</text:span></text:p>
          <text:p text:style-name="P7"><text:span text:style-name="T4">- os nodos 6 e 7 não existem </text:span><text:span text:style-name="T4">→ então não farão MPI_Recv</text:span></text:p>
          <text:p text:style-name="P7"><text:span text:style-name="T5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2.8cm" svg:height="12.1cm" svg:x="10.7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5.5cm" svg:height="1.5cm" svg:x="14.2cm" svg:y="5.1cm">
          <text:p text:style-name="P13"><text:span text:style-name="T15">Os nodos 6 e 7 </text:span></text:p>
          <text:p text:style-name="P13"><text:span text:style-name="T15">não existem</text:span></text:p>
          <draw:enhanced-geometry svg:viewBox="0 0 21600 21600" draw:glue-points="10800 0 0 10800 10800 21600 21600 10800 ?f40 ?f41" draw:text-areas="0 0 21600 21600" draw:type="rectangular-callout" draw:modifiers="-8559.89820032722 16347.5016655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g>
          <draw:custom-shape draw:style-name="gr3" draw:text-style-name="P11" draw:layer="layout" svg:width="0.673cm" svg:height="0.706cm" svg:x="2.6cm" svg:y="15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3.905cm" svg:y="15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209cm" svg:y="15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6.513cm" svg:y="15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817cm" svg:y="15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122cm" svg:y="15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426cm" svg:y="15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1.727cm" svg:y="15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2.6cm" svg:y="18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3.905cm" svg:y="18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209cm" svg:y="18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6.513cm" svg:y="18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817cm" svg:y="18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122cm" svg:y="18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426cm" svg:y="18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1.727cm" svg:y="18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2.7cm" svg:y="2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005cm" svg:y="2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309cm" svg:y="2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6.613cm" svg:y="2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917cm" svg:y="21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222cm" svg:y="21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526cm" svg:y="21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1.827cm" svg:y="21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2.7cm" svg:y="24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4.005cm" svg:y="24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309cm" svg:y="24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6.613cm" svg:y="24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7.917cm" svg:y="2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9.222cm" svg:y="2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0.526cm" svg:y="2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1.827cm" svg:y="2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3.2cm" svg:y1="16.25cm" svg:x2="4.2cm" svg:y2="18.75cm">
          <text:p/>
        </draw:line>
        <draw:line draw:style-name="gr4" draw:text-style-name="P12" draw:layer="layout" svg:x1="3.1cm" svg:y1="19.35cm" svg:x2="5.5cm" svg:y2="21.75cm">
          <text:p/>
        </draw:line>
        <draw:line draw:style-name="gr4" draw:text-style-name="P12" draw:layer="layout" svg:x1="4.4cm" svg:y1="19.35cm" svg:x2="6.8cm" svg:y2="21.75cm">
          <text:p/>
        </draw:line>
        <draw:line draw:style-name="gr4" draw:text-style-name="P12" draw:layer="layout" svg:x1="3.2cm" svg:y1="22.35cm" svg:x2="8cm" svg:y2="24.75cm">
          <text:p/>
        </draw:line>
        <draw:line draw:style-name="gr4" draw:text-style-name="P12" draw:layer="layout" svg:x1="4.6cm" svg:y1="22.35cm" svg:x2="9.4cm" svg:y2="24.75cm">
          <text:p/>
        </draw:line>
        <draw:line draw:style-name="gr4" draw:text-style-name="P12" draw:layer="layout" svg:x1="5.9cm" svg:y1="22.35cm" svg:x2="10.7cm" svg:y2="24.75cm">
          <text:p/>
        </draw:line>
        <draw:line draw:style-name="gr4" draw:text-style-name="P12" draw:layer="layout" svg:x1="7.2cm" svg:y1="22.35cm" svg:x2="12cm" svg:y2="24.75cm">
          <text:p/>
        </draw:line>
        <draw:custom-shape draw:style-name="gr5" draw:text-style-name="P25" draw:layer="layout" svg:width="0.673cm" svg:height="0.706cm" svg:x="2.6cm" svg:y="14.544cm">
          <text:p text:style-name="P24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2cm" svg:height="0.706cm" svg:x="3.905cm" svg:y="14.544cm">
          <text:p text:style-name="P2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2cm" svg:height="0.706cm" svg:x="5.209cm" svg:y="14.544cm">
          <text:p text:style-name="P2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3cm" svg:height="0.706cm" svg:x="6.513cm" svg:y="14.544cm">
          <text:p text:style-name="P2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3cm" svg:height="0.706cm" svg:x="7.817cm" svg:y="14.5cm">
          <text:p text:style-name="P2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2cm" svg:height="0.706cm" svg:x="9.122cm" svg:y="14.5cm">
          <text:p text:style-name="P2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2cm" svg:height="0.706cm" svg:x="10.426cm" svg:y="14.5cm">
          <text:p text:style-name="P2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5" draw:layer="layout" svg:width="0.673cm" svg:height="0.706cm" svg:x="11.727cm" svg:y="14.5cm">
          <text:p text:style-name="P2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9cm" svg:height="1.4cm" svg:x="-0.2cm" svg:y="16.75cm">
          <text:p text:style-name="P16">np = 1 (fase 1)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-0.1cm" svg:y="19.95cm">
          <text:p text:style-name="P16">np = 2 (fase 2)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9cm" svg:height="1.4cm" svg:x="0cm" svg:y="22.85cm">
          <text:p text:style-name="P16">np = 4 (fase 3)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6.3cm" svg:height="4cm" svg:x="13.4cm" svg:y="11.6cm">
          <text:p text:style-name="P7"><text:span text:style-name="T1">Q</text:span><text:span text:style-name="T1">u</text:span><text:span text:style-name="T1">e</text:span><text:span text:style-name="T1"> </text:span><text:span text:style-name="T1">n</text:span><text:span text:style-name="T1">o</text:span><text:span text:style-name="T1">d</text:span><text:span text:style-name="T1">o</text:span><text:span text:style-name="T1">s</text:span><text:span text:style-name="T1"> </text:span><text:span text:style-name="T1">f</text:span><text:span text:style-name="T1">a</text:span><text:span text:style-name="T1">z</text:span><text:span text:style-name="T1">e</text:span><text:span text:style-name="T1">m</text:span><text:span text:style-name="T1"> </text:span><text:span text:style-name="T1">M</text:span><text:span text:style-name="T1">P</text:span><text:span text:style-name="T1">I</text:span><text:span text:style-name="T1">_</text:span><text:span text:style-name="T1">S</text:span><text:span text:style-name="T1">e</text:span><text:span text:style-name="T1">n</text:span><text:span text:style-name="T1">d</text:span><text:span text:style-name="T1"> </text:span><text:span text:style-name="T1">?</text:span></text:p>
          <text:p text:style-name="P7"><text:span text:style-name="T6"/></text:p>
          <text:p text:style-name="P7"><text:span text:style-name="T6">N</text:span><text:span text:style-name="T6">o</text:span><text:span text:style-name="T6">t</text:span><text:span text:style-name="T6">e</text:span><text:span text:style-name="T6"> </text:span><text:span text:style-name="T6">q</text:span><text:span text:style-name="T6">u</text:span><text:span text:style-name="T6">e</text:span><text:span text:style-name="T6"> </text:span><text:span text:style-name="T6">a</text:span><text:span text:style-name="T6"> </text:span><text:span text:style-name="T6">c</text:span><text:span text:style-name="T6">a</text:span><text:span text:style-name="T6">d</text:span><text:span text:style-name="T6">a</text:span><text:span text:style-name="T6"> </text:span><text:span text:style-name="T6">f</text:span><text:span text:style-name="T6">a</text:span><text:span text:style-name="T6">s</text:span><text:span text:style-name="T6">e</text:span></text:p>
          <text:p text:style-name="P7"><text:span text:style-name="T6">p</text:span><text:span text:style-name="T6">o</text:span><text:span text:style-name="T6">d</text:span><text:span text:style-name="T6">e</text:span><text:span text:style-name="T6">m</text:span><text:span text:style-name="T6">o</text:span><text:span text:style-name="T6">s</text:span><text:span text:style-name="T6"> </text:span><text:span text:style-name="T6">e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i</text:span><text:span text:style-name="T6">c</text:span><text:span text:style-name="T6">a</text:span><text:span text:style-name="T6">r</text:span><text:span text:style-name="T6"> </text:span><text:span text:style-name="T6">o</text:span><text:span text:style-name="T6"> </text:span></text:p>
          <text:p text:style-name="P7"><text:span text:style-name="T6">r</text:span><text:span text:style-name="T6">a</text:span><text:span text:style-name="T6">n</text:span><text:span text:style-name="T6">k</text:span><text:span text:style-name="T6"> </text:span><text:span text:style-name="T6">d</text:span><text:span text:style-name="T6">e</text:span><text:span text:style-name="T6"> </text:span><text:span text:style-name="T6">q</text:span><text:span text:style-name="T6">u</text:span><text:span text:style-name="T6">e</text:span><text:span text:style-name="T6">m</text:span><text:span text:style-name="T6"> </text:span><text:span text:style-name="T6">e</text:span><text:span text:style-name="T6">n</text:span><text:span text:style-name="T6">v</text:span><text:span text:style-name="T6">i</text:span><text:span text:style-name="T6">a</text:span><text:span text:style-name="T6"> </text:span></text:p>
          <text:p text:style-name="P7"><text:span text:style-name="T6">e</text:span><text:span text:style-name="T6">m</text:span><text:span text:style-name="T6"> </text:span><text:span text:style-name="T6">f</text:span><text:span text:style-name="T6">u</text:span><text:span text:style-name="T6">n</text:span><text:span text:style-name="T6">ç</text:span><text:span text:style-name="T6">ã</text:span><text:span text:style-name="T6">o</text:span><text:span text:style-name="T6"> </text:span><text:span text:style-name="T6">d</text:span><text:span text:style-name="T6">e</text:span><text:span text:style-name="T6"> </text:span><text:span text:style-name="T6">n</text:span><text:span text:style-name="T6">p</text:span><text:span text:style-name="T6">,</text:span><text:span text:style-name="T6"> </text:span><text:span text:style-name="T6">a</text:span><text:span text:style-name="T6">s</text:span><text:span text:style-name="T6">s</text:span><text:span text:style-name="T6">i</text:span><text:span text:style-name="T6">m</text:span><text:span text:style-name="T6">:</text:span></text:p>
          <text:p text:style-name="P7"><text:span text:style-name="T5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3cm" svg:height="1.5cm" svg:x="12.8cm" svg:y="16.6cm">
          <text:p text:style-name="P7"><text:span text:style-name="T16">r</text:span><text:span text:style-name="T16">a</text:span><text:span text:style-name="T16">n</text:span><text:span text:style-name="T16">k</text:span><text:span text:style-name="T16"> </text:span><text:span text:style-name="T16">&lt;</text:span><text:span text:style-name="T16"> </text:span><text:span text:style-name="T16">n</text:span><text:span text:style-name="T16">p</text:span><text:span text:style-name="T16"> </text:span><text:span text:style-name="T17">&amp;</text:span><text:span text:style-name="T17">&amp;</text:span><text:span text:style-name="T17"> </text:span><text:span text:style-name="T17">(</text:span><text:span text:style-name="T17">r</text:span><text:span text:style-name="T17">a</text:span><text:span text:style-name="T17">n</text:span><text:span text:style-name="T17">k</text:span><text:span text:style-name="T17">+</text:span><text:span text:style-name="T17">n</text:span><text:span text:style-name="T17">p</text:span><text:span text:style-name="T17">)</text:span><text:span text:style-name="T17"> </text:span><text:span text:style-name="T17">&lt;</text:span><text:span text:style-name="T17"> </text:span><text:span text:style-name="T17">c</text:span><text:span text:style-name="T17">o</text:span><text:span text:style-name="T17">m</text:span><text:span text:style-name="T17">m</text:span><text:span text:style-name="T17">_</text:span><text:span text:style-name="T17">s</text:span><text:span text:style-name="T17">i</text:span><text:span text:style-name="T17">z</text:span><text:span text:style-name="T17">e</text:span></text:p>
          <text:p text:style-name="P21"><text:span text:style-name="T18">→</text:span><text:span text:style-name="T19">0</text:span><text:span text:style-name="T19"> </text:span><text:span text:style-name="T19">&lt;</text:span><text:span text:style-name="T19"> </text:span><text:span text:style-name="T19">1</text:span><text:span text:style-name="T19"> </text:span><text:span text:style-name="T19"><text:s/></text:span><text:span text:style-name="T19">&amp;</text:span><text:span text:style-name="T19">&amp;</text:span><text:span text:style-name="T19"> </text:span><text:span text:style-name="T19"><text:s/></text:span><text:span text:style-name="T19">0</text:span><text:span text:style-name="T19">+</text:span><text:span text:style-name="T19">1</text:span><text:span text:style-name="T19"> </text:span><text:span text:style-name="T19">&lt;</text:span><text:span text:style-name="T19"> </text:span><text:span text:style-name="T19">6</text:span><text:span text:style-name="T19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20">o</text:span><text:span text:style-name="T20">k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3cm" svg:height="1.5cm" svg:x="13.1cm" svg:y="19.7cm">
          <text:p text:style-name="P21"><text:span text:style-name="T16">r</text:span><text:span text:style-name="T16">a</text:span><text:span text:style-name="T16">n</text:span><text:span text:style-name="T16">k</text:span><text:span text:style-name="T16"> </text:span><text:span text:style-name="T16">&lt;</text:span><text:span text:style-name="T16"> </text:span><text:span text:style-name="T16">n</text:span><text:span text:style-name="T16">p</text:span><text:span text:style-name="T16"> </text:span><text:span text:style-name="T17">&amp;</text:span><text:span text:style-name="T17">&amp;</text:span><text:span text:style-name="T17"> </text:span><text:span text:style-name="T17">(</text:span><text:span text:style-name="T17">r</text:span><text:span text:style-name="T17">a</text:span><text:span text:style-name="T17">n</text:span><text:span text:style-name="T17">k</text:span><text:span text:style-name="T17">+</text:span><text:span text:style-name="T17">n</text:span><text:span text:style-name="T17">p</text:span><text:span text:style-name="T17">)</text:span><text:span text:style-name="T17"> </text:span><text:span text:style-name="T17">&lt;</text:span><text:span text:style-name="T17"> </text:span><text:span text:style-name="T17">c</text:span><text:span text:style-name="T17">o</text:span><text:span text:style-name="T17">m</text:span><text:span text:style-name="T17">m</text:span><text:span text:style-name="T17">_</text:span><text:span text:style-name="T17">s</text:span><text:span text:style-name="T17">i</text:span><text:span text:style-name="T17">z</text:span><text:span text:style-name="T17">e</text:span></text:p>
          <text:p text:style-name="P7"><text:span text:style-name="T10">→</text:span><text:span text:style-name="T11">0</text:span><text:span text:style-name="T11"> </text:span><text:span text:style-name="T11">&lt;</text:span><text:span text:style-name="T11"> </text:span><text:span text:style-name="T11">2</text:span><text:span text:style-name="T11"> </text:span><text:span text:style-name="T11"><text:s/></text:span><text:span text:style-name="T11">&amp;</text:span><text:span text:style-name="T11">&amp;</text:span><text:span text:style-name="T11"> </text:span><text:span text:style-name="T11">0</text:span><text:span text:style-name="T11">+</text:span><text:span text:style-name="T11">2</text:span><text:span text:style-name="T11"> </text:span><text:span text:style-name="T11">&lt;</text:span><text:span text:style-name="T11"> </text:span><text:span text:style-name="T11">6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20">o</text:span><text:span text:style-name="T20">k</text:span></text:p>
          <text:p text:style-name="P21"><text:span text:style-name="T18">→</text:span><text:span text:style-name="T18">1</text:span><text:span text:style-name="T19"> </text:span><text:span text:style-name="T19">&lt;</text:span><text:span text:style-name="T19"> </text:span><text:span text:style-name="T19">2</text:span><text:span text:style-name="T19"> </text:span><text:span text:style-name="T19"><text:s/></text:span><text:span text:style-name="T19">&amp;</text:span><text:span text:style-name="T19">&amp;</text:span><text:span text:style-name="T19"> </text:span><text:span text:style-name="T19">1</text:span><text:span text:style-name="T19">+</text:span><text:span text:style-name="T19">2</text:span><text:span text:style-name="T19"> </text:span><text:span text:style-name="T19">&lt;</text:span><text:span text:style-name="T19"> </text:span><text:span text:style-name="T19">6</text:span><text:span text:style-name="T19"> 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20">o</text:span><text:span text:style-name="T20">k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3cm" svg:height="1.5cm" svg:x="13.1cm" svg:y="22.7cm">
          <text:p text:style-name="P21"><text:span text:style-name="T16">r</text:span><text:span text:style-name="T16">a</text:span><text:span text:style-name="T16">n</text:span><text:span text:style-name="T16">k</text:span><text:span text:style-name="T16"> </text:span><text:span text:style-name="T16">&lt;</text:span><text:span text:style-name="T16"> </text:span><text:span text:style-name="T16">n</text:span><text:span text:style-name="T16">p</text:span><text:span text:style-name="T16"> </text:span><text:span text:style-name="T17">&amp;</text:span><text:span text:style-name="T17">&amp;</text:span><text:span text:style-name="T17"> </text:span><text:span text:style-name="T17">(</text:span><text:span text:style-name="T17">r</text:span><text:span text:style-name="T17">a</text:span><text:span text:style-name="T17">n</text:span><text:span text:style-name="T17">k</text:span><text:span text:style-name="T17">+</text:span><text:span text:style-name="T17">n</text:span><text:span text:style-name="T17">p</text:span><text:span text:style-name="T17">)</text:span><text:span text:style-name="T17"> </text:span><text:span text:style-name="T17">&lt;</text:span><text:span text:style-name="T17"> </text:span><text:span text:style-name="T17">c</text:span><text:span text:style-name="T17">o</text:span><text:span text:style-name="T17">m</text:span><text:span text:style-name="T17">m</text:span><text:span text:style-name="T17">_</text:span><text:span text:style-name="T17">s</text:span><text:span text:style-name="T17">i</text:span><text:span text:style-name="T17">z</text:span><text:span text:style-name="T17">e</text:span></text:p>
          <text:p text:style-name="P21"><text:span text:style-name="T18">→</text:span><text:span text:style-name="T19">0</text:span><text:span text:style-name="T19"> </text:span><text:span text:style-name="T19">&lt;</text:span><text:span text:style-name="T19"> </text:span><text:span text:style-name="T19">4</text:span><text:span text:style-name="T19"> </text:span><text:span text:style-name="T19"><text:s/></text:span><text:span text:style-name="T19">&amp;</text:span><text:span text:style-name="T19">&amp;</text:span><text:span text:style-name="T19"> </text:span><text:span text:style-name="T19">0</text:span><text:span text:style-name="T19">+</text:span><text:span text:style-name="T19">4</text:span><text:span text:style-name="T19"> </text:span><text:span text:style-name="T19">&lt;</text:span><text:span text:style-name="T19"> </text:span><text:span text:style-name="T19">6</text:span><text:span text:style-name="T19"> 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21">o</text:span><text:span text:style-name="T21">k</text:span></text:p>
          <text:p text:style-name="P21"><text:span text:style-name="T18">→</text:span><text:span text:style-name="T18">1</text:span><text:span text:style-name="T19"> </text:span><text:span text:style-name="T19">&lt;</text:span><text:span text:style-name="T19"> </text:span><text:span text:style-name="T19">4</text:span><text:span text:style-name="T11"> </text:span><text:span text:style-name="T11"><text:s/></text:span><text:span text:style-name="T11">&amp;</text:span><text:span text:style-name="T11">&amp;</text:span><text:span text:style-name="T11"> </text:span><text:span text:style-name="T11">1</text:span><text:span text:style-name="T11">+</text:span><text:span text:style-name="T11">4</text:span><text:span text:style-name="T11"> </text:span><text:span text:style-name="T11">&lt;</text:span><text:span text:style-name="T11"> </text:span><text:span text:style-name="T11">6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20">o</text:span><text:span text:style-name="T20">k</text:span></text:p>
          <text:p text:style-name="P21"><text:span text:style-name="T18">→</text:span><text:span text:style-name="T18">2</text:span><text:span text:style-name="T19"> </text:span><text:span text:style-name="T19">&lt;</text:span><text:span text:style-name="T19"> </text:span><text:span text:style-name="T19">4</text:span><text:span text:style-name="T11"> </text:span><text:span text:style-name="T11"><text:s/></text:span><text:span text:style-name="T11">&amp;</text:span><text:span text:style-name="T11">&amp;</text:span><text:span text:style-name="T11"> </text:span><text:span text:style-name="T11">2</text:span><text:span text:style-name="T11">+</text:span><text:span text:style-name="T11">4</text:span><text:span text:style-name="T11"> </text:span><text:span text:style-name="T11">&lt;</text:span><text:span text:style-name="T11"> </text:span><text:span text:style-name="T11">6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20">n</text:span><text:span text:style-name="T20">ã</text:span><text:span text:style-name="T20">o</text:span><text:span text:style-name="T20"> </text:span><text:span text:style-name="T20">e</text:span><text:span text:style-name="T20">n</text:span><text:span text:style-name="T20">v</text:span><text:span text:style-name="T20">i</text:span><text:span text:style-name="T20">a</text:span></text:p>
          <text:p text:style-name="P21"><text:span text:style-name="T18">→</text:span><text:span text:style-name="T18">3</text:span><text:span text:style-name="T19"> </text:span><text:span text:style-name="T19">&lt;</text:span><text:span text:style-name="T19"> </text:span><text:span text:style-name="T19">4</text:span><text:span text:style-name="T19"> </text:span><text:span text:style-name="T19"><text:s/></text:span><text:span text:style-name="T19">&amp;</text:span><text:span text:style-name="T19">&amp;</text:span><text:span text:style-name="T19"> </text:span><text:span text:style-name="T19">3</text:span><text:span text:style-name="T19">+</text:span><text:span text:style-name="T19">4</text:span><text:span text:style-name="T19"> </text:span><text:span text:style-name="T19">&lt;</text:span><text:span text:style-name="T19"> </text:span><text:span text:style-name="T19">6</text:span><text:span text:style-name="T19"> 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20">n</text:span><text:span text:style-name="T20">ã</text:span><text:span text:style-name="T20">o</text:span><text:span text:style-name="T20"> </text:span><text:span text:style-name="T20">e</text:span><text:span text:style-name="T20">n</text:span><text:span text:style-name="T20">v</text:span><text:span text:style-name="T20">i</text:span><text:span text:style-name="T20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6.3cm" svg:height="1.5cm" svg:x="14.1cm" svg:y="26.1cm">
          <text:p text:style-name="P22"><text:span text:style-name="T12"><text:s text:c="4"/></text:span><text:span text:style-name="T12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7cm" svg:height="4cm" svg:x="2.3cm" svg:y="3.5cm">
          <text:p text:style-name="P7"><text:span text:style-name="T1">Que acontece SE </text:span><text:span text:style-name="T1">número de nodos NÂO </text:span><text:span text:style-name="T1">é potencia de 2 ?</text:span></text:p>
          <text:p text:style-name="P7"><text:span text:style-name="T6"/></text:p>
          <text:p text:style-name="P7"><text:span text:style-name="T4">Para a etapa de MPI_Send </text:span><text:span text:style-name="T4">temos de cuidar </text:span></text:p>
          <text:p text:style-name="P7"><text:span text:style-name="T4">para para NÂO enviar para </text:span><text:span text:style-name="T4">nodo inexistente.</text:span></text:p>
          <text:p text:style-name="P7"><text:span text:style-name="T4">Como </text:span><text:span text:style-name="T22">o destino do envio é </text:span><text:span text:style-name="T22">para o nodo rank + np</text:span><text:span text:style-name="T4">, </text:span></text:p>
          <text:p text:style-name="P7"><text:span text:style-name="T4">basta verificar TAMBÉM se:</text:span></text:p>
          <text:p text:style-name="P7"><text:span text:style-name="T4">Rank + np &lt; comm_size</text:span></text:p>
          <text:p text:style-name="P7"><text:span text:style-name="T4"/></text:p>
          <text:p text:style-name="P7"><text:span text:style-name="T4">Assim não envia SE o </text:span><text:span text:style-name="T4">destino for nodo inexistente</text:span></text:p>
          <text:p text:style-name="P7"><text:span text:style-name="T4"/></text:p>
          <text:p text:style-name="P7"><text:span text:style-name="T4">Exemplo: </text:span></text:p>
          <text:p text:style-name="P7"><text:span text:style-name="T4">- no desenho abaixo temos </text:span><text:span text:style-name="T4">apenas temos 6 nodos </text:span><text:span text:style-name="T4">(comm_size = 6)</text:span></text:p>
          <text:p text:style-name="P7"><text:span text:style-name="T4">- os nodos 6 e 7 não existem </text:span><text:span text:style-name="T4">→ então os nodos x e x não </text:span><text:span text:style-name="T4">enviarão</text:span></text:p>
          <text:p text:style-name="P7"><text:span text:style-name="T5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2.8cm" svg:height="12.1cm" svg:x="10.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5.5cm" svg:height="1.5cm" svg:x="7cm" svg:y="10.1cm">
          <text:p text:style-name="P13"><text:span text:style-name="T15">O</text:span><text:span text:style-name="T15">s </text:span><text:span text:style-name="T15">n</text:span><text:span text:style-name="T15">o</text:span><text:span text:style-name="T15">d</text:span><text:span text:style-name="T15">o</text:span><text:span text:style-name="T15">s </text:span><text:span text:style-name="T15">6 </text:span><text:span text:style-name="T15">e </text:span><text:span text:style-name="T15">7 </text:span></text:p>
          <text:p text:style-name="P13"><text:span text:style-name="T15">n</text:span><text:span text:style-name="T15">ã</text:span><text:span text:style-name="T15">o </text:span><text:span text:style-name="T15">e</text:span><text:span text:style-name="T15">x</text:span><text:span text:style-name="T15">i</text:span><text:span text:style-name="T15">s</text:span><text:span text:style-name="T15">t</text:span><text:span text:style-name="T15">e</text:span><text:span text:style-name="T15">m</text:span></text:p>
          <draw:enhanced-geometry svg:viewBox="0 0 21600 21600" draw:glue-points="10800 0 0 10800 10800 21600 21600 10800 ?f40 ?f41" draw:text-areas="0 0 21600 21600" draw:type="rectangular-callout" draw:modifiers="17335.7571350664 55906.7288474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custom-shape draw:style-name="gr11" draw:text-style-name="P18" draw:layer="layout" svg:width="17cm" svg:height="4cm" svg:x="1.3cm" svg:y="6.163cm">
          <text:p text:style-name="P7"><text:span text:style-name="T1">Que acontece SE o raíz NÂO </text:span><text:span text:style-name="T1">é o nodo 0 ?</text:span></text:p>
          <text:p text:style-name="P7"><text:span text:style-name="T6"/></text:p>
          <text:p text:style-name="P7"><text:span text:style-name="T4">Basta usar </text:span><text:span text:style-name="T22">números lógicos</text:span><text:span text:style-name="T4"> para </text:span><text:span text:style-name="T4">os ranks nas condições de envio </text:span><text:span text:style-name="T4">vistas anteriormente.</text:span></text:p>
          <text:p text:style-name="P7"><text:span text:style-name="T4">Ou seja, em vez de usar ranks </text:span><text:span text:style-name="T4">físicos de um nodo vamos ter o </text:span><text:span text:style-name="T4">conceito de rank lógico, </text:span></text:p>
          <text:p text:style-name="P7"><text:span text:style-name="T4">assim:</text:span></text:p>
          <text:p text:style-name="P7"><text:span text:style-name="T4"/></text:p>
          <text:p text:style-name="P7"><text:span text:style-name="T4">Por exemplo: </text:span></text:p>
          <text:list text:style-name="L1">
            <text:list-item>
              <text:p text:style-name="P7"><text:span text:style-name="T4">no desenho abaixo temos o raiz </text:span><text:span text:style-name="T4">com rank físico 3:</text:span></text:p>
              <text:list>
                <text:list-item>
                  <text:p text:style-name="P7"><text:span text:style-name="T4">esse nodo raiz deve ter </text:span><text:span text:style-name="T4">rank_lógico 0</text:span></text:p>
                </text:list-item>
                <text:list-item>
                  <text:p text:style-name="P7"><text:span text:style-name="T4">O nodo seguinte tem rank </text:span><text:span text:style-name="T4">físico 4, terá rank_lógico 1 … </text:span></text:p>
                </text:list-item>
                <text:list-item>
                  <text:p text:style-name="P7"><text:span text:style-name="T4">e assim por diante (fazendo a </text:span><text:span text:style-name="T4">operação de módulo)</text:span></text:p>
                </text:list-item>
              </text:list>
            </text:list-item>
            <text:list-item>
              <text:p text:style-name="P7"><text:span text:style-name="T4">Temos a seguinte fómula para se </text:span><text:span text:style-name="T4">obter o rank_logico de um nodo:</text:span></text:p>
              <text:p text:style-name="P7"><text:span text:style-name="T4"/></text:p>
              <text:p text:style-name="P7"><text:span text:style-name="T6"><text:s text:c="13"/></text:span><text:span text:style-name="T6">rank_logico = ( </text:span><text:span text:style-name="T1">rank</text:span><text:span text:style-name="T6"> </text:span><text:span text:style-name="T6">+ comm_size - raiz ) % </text:span><text:span text:style-name="T6">comm_size</text:span></text:p>
              <text:p text:style-name="P7"><text:span text:style-name="T6"/></text:p>
              <text:p text:style-name="P7"><text:span text:style-name="T6"><text:s text:c="13"/></text:span><text:span text:style-name="T6">onde: </text:span></text:p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1">rank</text:span><text:span text:style-name="T6"> é o rank físico </text:span><text:span text:style-name="T6">do nodo, obtido pela </text:span><text:span text:style-name="T6">fúnção </text:span><text:span text:style-name="T6">MPI_Comm_rank(...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>Com a fórmula acima podemos ver </text:span><text:span text:style-name="T4">os ranks lógicos obtidos para os </text:span><text:span text:style-name="T4">físicos, </text:span></text:p>
          <text:p text:style-name="P7"><text:span text:style-name="T4">para o exemplo com 8 nodos e </text:span><text:span text:style-name="T3">raiz </text:span><text:span text:style-name="T3">do broadcast no nodo 3:</text:span></text:p>
          <text:p text:style-name="P7"><text:span text:style-name="T3"/></text:p>
          <text:p text:style-name="P7"><text:span text:style-name="T4"><text:s text:c="21"/></text:span></text:p>
          <text:p text:style-name="P7"><text:span text:style-name="T5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3.1cm" svg:x="2.77cm" svg:y="13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9">Rank (físico)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2</text:p>
              </table:table-cell>
              <table:table-cell>
                <text:p text:style-name="P29">3</text:p>
              </table:table-cell>
              <table:table-cell>
                <text:p text:style-name="P29">4</text:p>
              </table:table-cell>
              <table:table-cell>
                <text:p text:style-name="P29">5</text:p>
              </table:table-cell>
              <table:table-cell>
                <text:p text:style-name="P29">6</text:p>
              </table:table-cell>
              <table:table-cell>
                <text:p text:style-name="P29">7</text:p>
              </table:table-cell>
            </table:table-row>
            <table:table-row table:style-name="ro2" table:default-cell-style-name="ce1">
              <table:table-cell>
                <text:p text:style-name="P29">Rank lógico</text:p>
              </table:table-cell>
              <table:table-cell>
                <text:p text:style-name="P29">5</text:p>
              </table:table-cell>
              <table:table-cell>
                <text:p text:style-name="P29">6</text:p>
              </table:table-cell>
              <table:table-cell>
                <text:p text:style-name="P29">7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2</text:p>
              </table:table-cell>
              <table:table-cell>
                <text:p text:style-name="P29">3</text:p>
              </table:table-cell>
              <table:table-cell>
                <text:p text:style-name="P29">4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12" draw:layer="layout" svg:x1="8.5cm" svg:y1="12.961cm" svg:x2="9.9cm" svg:y2="14.261cm">
          <text:p/>
        </draw:line>
        <draw:custom-shape draw:style-name="gr14" draw:text-style-name="P15" draw:layer="layout" svg:width="0.9cm" svg:height="2.4cm" svg:x="9.4cm" svg:y="1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15.945cm" svg:height="1.788cm" svg:x="1.6cm" svg:y="17.912cm">
          <draw:text-box>
            <text:p><text:span text:style-name="T4">A fórmula acima funciona para qualquer comm_size.</text:span></text:p>
            <text:p><text:span text:style-name="T3"/></text:p>
          </draw:text-box>
        </draw:frame>
        <draw:custom-shape draw:style-name="gr11" draw:text-style-name="P18" draw:layer="layout" svg:width="17cm" svg:height="4cm" svg:x="1.6cm" svg:y="23cm">
          <text:p text:style-name="P7"><text:span text:style-name="T1">E</text:span><text:span text:style-name="T1">x</text:span><text:span text:style-name="T1">i</text:span><text:span text:style-name="T1">s</text:span><text:span text:style-name="T1">t</text:span><text:span text:style-name="T1">e</text:span><text:span text:style-name="T1"> </text:span><text:span text:style-name="T1">o</text:span><text:span text:style-name="T1">u</text:span><text:span text:style-name="T1">t</text:span><text:span text:style-name="T1">r</text:span><text:span text:style-name="T1">a</text:span><text:span text:style-name="T1"> </text:span><text:span text:style-name="T1">f</text:span><text:span text:style-name="T1">ó</text:span><text:span text:style-name="T1">r</text:span><text:span text:style-name="T1">m</text:span><text:span text:style-name="T1">u</text:span><text:span text:style-name="T1">l</text:span><text:span text:style-name="T1">a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s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r</text:span><text:span text:style-name="T1">a</text:span><text:span text:style-name="T1">n</text:span><text:span text:style-name="T1">k</text:span><text:span text:style-name="T1">_</text:span><text:span text:style-name="T1">l</text:span><text:span text:style-name="T1">o</text:span><text:span text:style-name="T1">g</text:span><text:span text:style-name="T1">i</text:span><text:span text:style-name="T1">c</text:span><text:span text:style-name="T1">o</text:span><text:span text:style-name="T1"> </text:span><text:span text:style-name="T1">e</text:span><text:span text:style-name="T1">m</text:span><text:span text:style-name="T1"> </text:span><text:span text:style-name="T1">f</text:span><text:span text:style-name="T1">í</text:span><text:span text:style-name="T1">s</text:span><text:span text:style-name="T1">i</text:span><text:span text:style-name="T1">c</text:span><text:span text:style-name="T1">o</text:span><text:span text:style-name="T1">,</text:span><text:span text:style-name="T1"> </text:span></text:p>
          <text:p text:style-name="P7"><text:span text:style-name="T1">d</text:span><text:span text:style-name="T1">a</text:span><text:span text:style-name="T1">d</text:span><text:span text:style-name="T1">a</text:span><text:span text:style-name="T1"> </text:span><text:span text:style-name="T1">a</text:span><text:span text:style-name="T1">b</text:span><text:span text:style-name="T1">a</text:span><text:span text:style-name="T1">i</text:span><text:span text:style-name="T1">x</text:span><text:span text:style-name="T1">o</text:span><text:span text:style-name="T1">.</text:span></text:p>
          <text:p text:style-name="P7"><text:span text:style-name="T1"/></text:p>
          <text:p text:style-name="P7"><text:span text:style-name="T1">M</text:span><text:span text:style-name="T1">A</text:span><text:span text:style-name="T1">S</text:span><text:span text:style-name="T1"> </text:span><text:span text:style-name="T1">p</text:span><text:span text:style-name="T1">o</text:span><text:span text:style-name="T1">d</text:span><text:span text:style-name="T1">e</text:span><text:span text:style-name="T1"> </text:span><text:span text:style-name="T1">s</text:span><text:span text:style-name="T1">e</text:span><text:span text:style-name="T1">r</text:span><text:span text:style-name="T1"> </text:span><text:span text:style-name="T1">q</text:span><text:span text:style-name="T1">u</text:span><text:span text:style-name="T1">e</text:span><text:span text:style-name="T1"> </text:span><text:span text:style-name="T1">v</text:span><text:span text:style-name="T1">o</text:span><text:span text:style-name="T1">c</text:span><text:span text:style-name="T1">ê</text:span><text:span text:style-name="T1"> </text:span><text:span text:style-name="T1">N</text:span><text:span text:style-name="T1">Â</text:span><text:span text:style-name="T1">O</text:span><text:span text:style-name="T1"> 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e</text:span><text:span text:style-name="T1"> </text:span><text:span text:style-name="T1">d</text:span><text:span text:style-name="T1">i</text:span><text:span text:style-name="T1">s</text:span><text:span text:style-name="T1">s</text:span><text:span text:style-name="T1">o</text:span><text:span text:style-name="T1">,</text:span><text:span text:style-name="T1"> </text:span><text:span text:style-name="T1">m</text:span><text:span text:style-name="T1">e</text:span><text:span text:style-name="T1">s</text:span><text:span text:style-name="T1">m</text:span><text:span text:style-name="T1">o</text:span><text:span text:style-name="T1"> </text:span><text:span text:style-name="T1">a</text:span><text:span text:style-name="T1">s</text:span><text:span text:style-name="T1">s</text:span><text:span text:style-name="T1">i</text:span><text:span text:style-name="T1">m</text:span><text:span text:style-name="T1"> </text:span><text:span text:style-name="T1">t</text:span><text:span text:style-name="T1">e</text:span><text:span text:style-name="T1">m</text:span><text:span text:style-name="T1">o</text:span><text:span text:style-name="T1">s</text:span><text:span text:style-name="T1"> </text:span><text:span text:style-name="T1">a</text:span><text:span text:style-name="T1"> </text:span><text:span text:style-name="T1">f</text:span><text:span text:style-name="T1">ó</text:span><text:span text:style-name="T1">r</text:span><text:span text:style-name="T1">m</text:span><text:span text:style-name="T1">u</text:span><text:span text:style-name="T1">l</text:span><text:span text:style-name="T1">a</text:span><text:span text:style-name="T1">,</text:span><text:span text:style-name="T1"> </text:span></text:p>
          <text:p text:style-name="P7"><text:span text:style-name="T1">c</text:span><text:span text:style-name="T1">a</text:span><text:span text:style-name="T1">s</text:span><text:span text:style-name="T1">o</text:span><text:span text:style-name="T1"> </text:span><text:span text:style-name="T1">q</text:span><text:span text:style-name="T1">u</text:span><text:span text:style-name="T1">e</text:span><text:span text:style-name="T1">i</text:span><text:span text:style-name="T1">r</text:span><text:span text:style-name="T1">a</text:span><text:span text:style-name="T1"> </text:span><text:span text:style-name="T1">u</text:span><text:span text:style-name="T1">s</text:span><text:span text:style-name="T1">á</text:span><text:span text:style-name="T1">-</text:span><text:span text:style-name="T1">l</text:span><text:span text:style-name="T1">a</text:span><text:span text:style-name="T1"> </text:span><text:span text:style-name="T1">e</text:span><text:span text:style-name="T1">m</text:span><text:span text:style-name="T1"> </text:span><text:span text:style-name="T1">a</text:span><text:span text:style-name="T1">l</text:span><text:span text:style-name="T1">g</text:span><text:span text:style-name="T1">u</text:span><text:span text:style-name="T1">m</text:span><text:span text:style-name="T1">a</text:span><text:span text:style-name="T1"> </text:span><text:span text:style-name="T1">p</text:span><text:span text:style-name="T1">a</text:span><text:span text:style-name="T1">r</text:span><text:span text:style-name="T1">t</text:span><text:span text:style-name="T1">e</text:span><text:span text:style-name="T1"> </text:span><text:span text:style-name="T1">d</text:span><text:span text:style-name="T1">o</text:span><text:span text:style-name="T1"> </text:span><text:span text:style-name="T1">s</text:span><text:span text:style-name="T1">e</text:span><text:span text:style-name="T1">u</text:span><text:span text:style-name="T1"> </text:span><text:span text:style-name="T1">c</text:span><text:span text:style-name="T1">ó</text:span><text:span text:style-name="T1">d</text:span><text:span text:style-name="T1">i</text:span><text:span text:style-name="T1">g</text:span><text:span text:style-name="T1">o</text:span><text:span text:style-name="T1"> </text:span><text:span text:style-name="T1">d</text:span><text:span text:style-name="T1">e</text:span><text:span text:style-name="T1"> </text:span><text:span text:style-name="T1">b</text:span><text:span text:style-name="T1">r</text:span><text:span text:style-name="T1">o</text:span><text:span text:style-name="T1">a</text:span><text:span text:style-name="T1">d</text:span><text:span text:style-name="T1">c</text:span><text:span text:style-name="T1">a</text:span><text:span text:style-name="T1">s</text:span><text:span text:style-name="T1">t</text:span><text:span text:style-name="T1">:</text:span></text:p>
          <text:p text:style-name="P7"><text:span text:style-name="T4"/></text:p>
          <text:list text:style-name="L1">
            <text:list-item>
              <text:p text:style-name="P7"><text:span text:style-name="T4">T</text:span><text:span text:style-name="T4">e</text:span><text:span text:style-name="T4">m</text:span><text:span text:style-name="T4">o</text:span><text:span text:style-name="T4">s</text:span><text:span text:style-name="T4"> </text:span><text:span text:style-name="T4">a</text:span><text:span text:style-name="T4"> </text:span><text:span text:style-name="T4">s</text:span><text:span text:style-name="T4">e</text:span><text:span text:style-name="T4">g</text:span><text:span text:style-name="T4">u</text:span><text:span text:style-name="T4">i</text:span><text:span text:style-name="T4">n</text:span><text:span text:style-name="T4">t</text:span><text:span text:style-name="T4">e</text:span><text:span text:style-name="T4"> </text:span><text:span text:style-name="T4">f</text:span><text:span text:style-name="T4">ó</text:span><text:span text:style-name="T4">m</text:span><text:span text:style-name="T4">u</text:span><text:span text:style-name="T4">l</text:span><text:span text:style-name="T4">a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s</text:span><text:span text:style-name="T4">e</text:span><text:span text:style-name="T4"> </text:span><text:span text:style-name="T4">o</text:span><text:span text:style-name="T4">b</text:span><text:span text:style-name="T4">t</text:span><text:span text:style-name="T4">e</text:span><text:span text:style-name="T4">r</text:span><text:span text:style-name="T4"> </text:span><text:span text:style-name="T4">o</text:span><text:span text:style-name="T4"> </text:span><text:span text:style-name="T4">r</text:span><text:span text:style-name="T4">a</text:span><text:span text:style-name="T4">n</text:span><text:span text:style-name="T4">k</text:span><text:span text:style-name="T4"> </text:span><text:span text:style-name="T4">(</text:span><text:span text:style-name="T4">f</text:span><text:span text:style-name="T4">í</text:span><text:span text:style-name="T4">s</text:span><text:span text:style-name="T4">i</text:span><text:span text:style-name="T4">c</text:span><text:span text:style-name="T4">o</text:span><text:span text:style-name="T4">)</text:span><text:span text:style-name="T4"> </text:span><text:span text:style-name="T4">a</text:span><text:span text:style-name="T4"> </text:span><text:span text:style-name="T4">p</text:span><text:span text:style-name="T4">a</text:span><text:span text:style-name="T4">r</text:span><text:span text:style-name="T4">t</text:span><text:span text:style-name="T4">i</text:span><text:span text:style-name="T4">r</text:span><text:span text:style-name="T4"> </text:span><text:span text:style-name="T4">d</text:span><text:span text:style-name="T4">o</text:span><text:span text:style-name="T4"> </text:span><text:span text:style-name="T4">r</text:span><text:span text:style-name="T4">a</text:span><text:span text:style-name="T4">n</text:span><text:span text:style-name="T4">k</text:span><text:span text:style-name="T4">_</text:span><text:span text:style-name="T4">l</text:span><text:span text:style-name="T4">o</text:span><text:span text:style-name="T4">g</text:span><text:span text:style-name="T4">i</text:span><text:span text:style-name="T4">c</text:span><text:span text:style-name="T4">o</text:span><text:span text:style-name="T4"> </text:span><text:span text:style-name="T4">:</text:span></text:p>
              <text:p text:style-name="P7"><text:span text:style-name="T4"/></text:p>
              <text:p text:style-name="P7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1">r</text:span><text:span text:style-name="T1">a</text:span><text:span text:style-name="T1">n</text:span><text:span text:style-name="T1">k</text:span><text:span text:style-name="T6"> </text:span><text:span text:style-name="T6">=</text:span><text:span text:style-name="T6"> </text:span><text:span text:style-name="T6">(</text:span><text:span text:style-name="T6"> </text:span><text:span text:style-name="T1">r</text:span><text:span text:style-name="T1">a</text:span><text:span text:style-name="T1">n</text:span><text:span text:style-name="T1">k</text:span><text:span text:style-name="T1">_</text:span><text:span text:style-name="T1">l</text:span><text:span text:style-name="T1">o</text:span><text:span text:style-name="T1">g</text:span><text:span text:style-name="T1">i</text:span><text:span text:style-name="T1">c</text:span><text:span text:style-name="T1">o</text:span><text:span text:style-name="T1"> </text:span><text:span text:style-name="T6"><text:s/></text:span><text:span text:style-name="T6">+</text:span><text:span text:style-name="T6"> </text:span><text:span text:style-name="T6">r</text:span><text:span text:style-name="T6">a</text:span><text:span text:style-name="T6">i</text:span><text:span text:style-name="T6">z</text:span><text:span text:style-name="T6"> </text:span><text:span text:style-name="T6">)</text:span><text:span text:style-name="T6"> </text:span><text:span text:style-name="T6">%</text:span><text:span text:style-name="T6"> </text:span><text:span text:style-name="T6">c</text:span><text:span text:style-name="T6">o</text:span><text:span text:style-name="T6">m</text:span><text:span text:style-name="T6">m</text:span><text:span text:style-name="T6">_</text:span><text:span text:style-name="T6">s</text:span><text:span text:style-name="T6">i</text:span><text:span text:style-name="T6">z</text:span><text:span text:style-name="T6">e</text:span></text:p>
              <text:p text:style-name="P7"><text:span text:style-name="T6"/></text:p>
              <text:p text:style-name="P7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o</text:span><text:span text:style-name="T6">n</text:span><text:span text:style-name="T6">d</text:span><text:span text:style-name="T6">e</text:span><text:span text:style-name="T6">:</text:span><text:span text:style-name="T6"> </text:span></text:p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1">r</text:span><text:span text:style-name="T1">a</text:span><text:span text:style-name="T1">n</text:span><text:span text:style-name="T1">k</text:span><text:span text:style-name="T6"> </text:span><text:span text:style-name="T6">é</text:span><text:span text:style-name="T6"> </text:span><text:span text:style-name="T6">o</text:span><text:span text:style-name="T6"> </text:span><text:span text:style-name="T6">r</text:span><text:span text:style-name="T6">a</text:span><text:span text:style-name="T6">n</text:span><text:span text:style-name="T6">k</text:span><text:span text:style-name="T6"> </text:span><text:span text:style-name="T6">f</text:span><text:span text:style-name="T6">í</text:span><text:span text:style-name="T6">s</text:span><text:span text:style-name="T6">i</text:span><text:span text:style-name="T6">c</text:span><text:span text:style-name="T6">o</text:span><text:span text:style-name="T6"> </text:span><text:span text:style-name="T6">d</text:span><text:span text:style-name="T6">o</text:span><text:span text:style-name="T6"> </text:span><text:span text:style-name="T6">n</text:span><text:span text:style-name="T6">o</text:span><text:span text:style-name="T6">d</text:span><text:span text:style-name="T6">o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4"/></text:p>
          <text:p text:style-name="P7"><text:span text:style-name="T3"/></text:p>
          <text:p text:style-name="P7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/text:p>
          <text:p text:style-name="P7"><text:span text:style-name="T5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6" draw:text-style-name="P18" draw:layer="layout" svg:width="17cm" svg:height="9.163cm" svg:x="1.3cm" svg:y="1cm">
          <text:p text:style-name="P7"><text:span text:style-name="T1">Como parar o loop interno da função my_Bcast ?</text:span></text:p>
          <text:p text:style-name="P7"><text:span text:style-name="T6"/></text:p>
          <text:p text:style-name="P7"><text:span text:style-name="T4">Basta usar </text:span><text:span text:style-name="T22">número de participantes (variável np).</text:span></text:p>
          <text:p text:style-name="P7"><text:span text:style-name="T6">Uma iteração deve acontecer enquanto:</text:span></text:p>
          <text:p text:style-name="P7"><text:span text:style-name="T6"/></text:p>
          <text:p text:style-name="P7"><text:span text:style-name="T23"><text:s text:c="28"/></text:span><text:span text:style-name="T23">np &lt; comm_size</text:span></text:p>
          <text:p text:style-name="P7"><text:span text:style-name="T4"/></text:p>
          <text:p text:style-name="P7"><text:span text:style-name="T4">Por exemplo, usando 8 nodos como o exemplo inicial, revisto abaixo:</text:span></text:p>
          <text:p text:style-name="P7"><text:span text:style-name="T4"><text:s/></text:span></text:p>
          <text:list text:style-name="L1">
            <text:list-item>
              <text:p text:style-name="P7"><text:span text:style-name="T4">no desenho vemos que a última fase foi com np = 4.</text:span></text:p>
              <text:p text:style-name="P7"><text:span text:style-name="T4"/></text:p>
            </text:list-item>
            <text:list-item>
              <text:p text:style-name="P7"><text:span text:style-name="T4">A pŕoxima fase NÂO deve existir, ou seja, o loop deve parar pela condição acima </text:span></text:p>
              <text:p text:style-name="P7"><text:span text:style-name="T4">pois dobrando o valor de np teriamos np = 8, e teriamos envios desnecessários <text:s text:c="2"/></text:span></text:p>
            </text:list-item>
          </text:list>
          <text:p text:style-name="P7"><text:span text:style-name="T5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1" draw:layer="layout" svg:width="0.673cm" svg:height="0.706cm" svg:x="4.5cm" svg:y="13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805cm" svg:y="13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7.109cm" svg:y="13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413cm" svg:y="13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9.717cm" svg:y="1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1.022cm" svg:y="1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2.326cm" svg:y="1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3.627cm" svg:y="1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4.5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805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7.109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413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9.717cm" svg:y="16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1.022cm" svg:y="16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2.326cm" svg:y="16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3.627cm" svg:y="16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4.6cm" svg:y="19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905cm" svg:y="19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7.209cm" svg:y="19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513cm" svg:y="19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9.817cm" svg:y="19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1.122cm" svg:y="19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2.426cm" svg:y="19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3.727cm" svg:y="19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1" draw:layer="layout" svg:width="0.673cm" svg:height="0.706cm" svg:x="4.6cm" svg:y="22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5.905cm" svg:y="22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7.209cm" svg:y="22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8.513cm" svg:y="22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9.817cm" svg:y="2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1.122cm" svg:y="2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2cm" svg:height="0.706cm" svg:x="12.426cm" svg:y="2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1" draw:layer="layout" svg:width="0.673cm" svg:height="0.706cm" svg:x="13.727cm" svg:y="2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5.1cm" svg:y1="13.9cm" svg:x2="6.1cm" svg:y2="16.4cm">
          <text:p/>
        </draw:line>
        <draw:line draw:style-name="gr4" draw:text-style-name="P12" draw:layer="layout" svg:x1="5cm" svg:y1="17cm" svg:x2="7.4cm" svg:y2="19.4cm">
          <text:p/>
        </draw:line>
        <draw:line draw:style-name="gr4" draw:text-style-name="P12" draw:layer="layout" svg:x1="6.3cm" svg:y1="17cm" svg:x2="8.7cm" svg:y2="19.4cm">
          <text:p/>
        </draw:line>
        <draw:line draw:style-name="gr4" draw:text-style-name="P12" draw:layer="layout" svg:x1="5.1cm" svg:y1="20cm" svg:x2="9.9cm" svg:y2="22.4cm">
          <text:p/>
        </draw:line>
        <draw:line draw:style-name="gr4" draw:text-style-name="P12" draw:layer="layout" svg:x1="6.5cm" svg:y1="20cm" svg:x2="11.3cm" svg:y2="22.4cm">
          <text:p/>
        </draw:line>
        <draw:line draw:style-name="gr4" draw:text-style-name="P12" draw:layer="layout" svg:x1="7.8cm" svg:y1="20cm" svg:x2="12.6cm" svg:y2="22.4cm">
          <text:p/>
        </draw:line>
        <draw:line draw:style-name="gr4" draw:text-style-name="P12" draw:layer="layout" svg:x1="9.1cm" svg:y1="20cm" svg:x2="13.9cm" svg:y2="22.4cm">
          <text:p/>
        </draw:line>
        <draw:g>
          <draw:custom-shape draw:style-name="gr5" draw:text-style-name="P14" draw:layer="layout" svg:width="0.673cm" svg:height="0.706cm" svg:x="4.5cm" svg:y="12.194cm">
            <text:p text:style-name="P13">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2cm" svg:height="0.706cm" svg:x="5.805cm" svg:y="12.194cm">
            <text:p text:style-name="P1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2cm" svg:height="0.706cm" svg:x="7.109cm" svg:y="12.194cm">
            <text:p text:style-name="P1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3cm" svg:height="0.706cm" svg:x="8.413cm" svg:y="12.194cm">
            <text:p text:style-name="P1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3cm" svg:height="0.706cm" svg:x="9.717cm" svg:y="12.15cm">
            <text:p text:style-name="P1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2cm" svg:height="0.706cm" svg:x="11.022cm" svg:y="12.15cm">
            <text:p text:style-name="P13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2cm" svg:height="0.706cm" svg:x="12.326cm" svg:y="12.15cm">
            <text:p text:style-name="P13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4" draw:layer="layout" svg:width="0.673cm" svg:height="0.706cm" svg:x="13.627cm" svg:y="12.15cm">
            <text:p text:style-name="P13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5" draw:layer="layout" svg:width="3.9cm" svg:height="1.4cm" svg:x="7cm" svg:y="9.3cm">
            <text:p text:style-name="P13">np = número de participantes a cada fase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9cm" svg:height="1.4cm" svg:x="7cm" svg:y="14.3cm">
            <text:p text:style-name="P13">np = 1 (fase 1)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9cm" svg:height="1.4cm" svg:x="9cm" svg:y="17.3cm">
            <text:p text:style-name="P13">np = 2 (fase 2)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9cm" svg:height="1.4cm" svg:x="13.1cm" svg:y="20.4cm">
            <text:p text:style-name="P13">np = 4 (fase 3)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9cm" svg:height="1.4cm" svg:x="13.2cm" svg:y="23.9cm">
            <text:p text:style-name="P13">… note que np dobra a cada fase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iberation Sans1" svg:font-family="'Liberation Sans'" style:font-family-generic="swiss"/>
    <style:font-face style:name="Arial" svg:font-family="Arial" style:font-pitch="variable"/>
    <style:font-face style:name="Liberation Sans2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eX Gyre Pagella Math" svg:font-family="'TeX Gyre Pagel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23:19:25.717299868</meta:creation-date>
    <dc:date>2023-02-07T04:50:29.030547073</dc:date>
    <meta:editing-duration>PT2H31M1S</meta:editing-duration>
    <meta:editing-cycles>37</meta:editing-cycles>
    <meta:generator>LibreOffice/6.4.7.2$Linux_X86_64 LibreOffice_project/40$Build-2</meta:generator>
    <meta:document-statistic meta:object-count="362"/>
  </office:meta>
</office:document-meta>
</file>